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11in"/>
    </style:style>
    <style:style style:name="Table1.C" style:family="table-column">
      <style:table-column-properties style:column-width="4.4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0625in"/>
    </style:style>
    <style:style style:name="Table2.B" style:family="table-column">
      <style:table-column-properties style:column-width="1.1611in"/>
    </style:style>
    <style:style style:name="Table2.C" style:family="table-column">
      <style:table-column-properties style:column-width="4.4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104in"/>
    </style:style>
    <style:style style:name="Table3.B" style:family="table-column">
      <style:table-column-properties style:column-width="1.6146in"/>
    </style:style>
    <style:style style:name="Table3.C" style:family="table-column">
      <style:table-column-properties style:column-width="4.57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1.1611in"/>
    </style:style>
    <style:style style:name="Table4.C" style:family="table-column">
      <style:table-column-properties style:column-width="4.4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104in"/>
    </style:style>
    <style:style style:name="Table5.B" style:family="table-column">
      <style:table-column-properties style:column-width="1.6146in"/>
    </style:style>
    <style:style style:name="Table5.C" style:family="table-column">
      <style:table-column-properties style:column-width="4.5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104in"/>
    </style:style>
    <style:style style:name="Table6.B" style:family="table-column">
      <style:table-column-properties style:column-width="1.6146in"/>
    </style:style>
    <style:style style:name="Table6.C" style:family="table-column">
      <style:table-column-properties style:column-width="4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79in" fo:margin-left="0in" table:align="left"/>
    </style:style>
    <style:style style:name="Table18.A" style:family="table-column">
      <style:table-column-properties style:column-width="1.0625in"/>
    </style:style>
    <style:style style:name="Table18.B" style:family="table-column">
      <style:table-column-properties style:column-width="1.1611in"/>
    </style:style>
    <style:style style:name="Table18.C" style:family="table-column">
      <style:table-column-properties style:column-width="4.4743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/>
    </style:style>
    <style:style style:name="Table16.A" style:family="table-column">
      <style:table-column-properties style:column-width="1.0625in"/>
    </style:style>
    <style:style style:name="Table16.B" style:family="table-column">
      <style:table-column-properties style:column-width="1.1611in"/>
    </style:style>
    <style:style style:name="Table16.C" style:family="table-column">
      <style:table-column-properties style:column-width="4.4743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/>
    </style:style>
    <style:style style:name="Table15.A" style:family="table-column">
      <style:table-column-properties style:column-width="0.5104in"/>
    </style:style>
    <style:style style:name="Table15.B" style:family="table-column">
      <style:table-column-properties style:column-width="1.6146in"/>
    </style:style>
    <style:style style:name="Table15.C" style:family="table-column">
      <style:table-column-properties style:column-width="4.5729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0625in"/>
    </style:style>
    <style:style style:name="Table8.B" style:family="table-column">
      <style:table-column-properties style:column-width="1.1611in"/>
    </style:style>
    <style:style style:name="Table8.C" style:family="table-column">
      <style:table-column-properties style:column-width="4.474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104in"/>
    </style:style>
    <style:style style:name="Table9.B" style:family="table-column">
      <style:table-column-properties style:column-width="1.6146in"/>
    </style:style>
    <style:style style:name="Table9.C" style:family="table-column">
      <style:table-column-properties style:column-width="4.572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/>
    </style:style>
    <style:style style:name="Table12.A" style:family="table-column">
      <style:table-column-properties style:column-width="1.0625in"/>
    </style:style>
    <style:style style:name="Table12.B" style:family="table-column">
      <style:table-column-properties style:column-width="1.1611in"/>
    </style:style>
    <style:style style:name="Table12.C" style:family="table-column">
      <style:table-column-properties style:column-width="4.4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/>
    </style:style>
    <style:style style:name="Table13.A" style:family="table-column">
      <style:table-column-properties style:column-width="0.5104in"/>
    </style:style>
    <style:style style:name="Table13.B" style:family="table-column">
      <style:table-column-properties style:column-width="1.6146in"/>
    </style:style>
    <style:style style:name="Table13.C" style:family="table-column">
      <style:table-column-properties style:column-width="4.57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ced058" style:font-weight-asian="bold" style:font-weight-complex="bold"/>
    </style:style>
    <style:style style:name="P7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8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9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1" style:family="paragraph" style:parent-style-name="Standard">
      <style:text-properties fo:font-weight="bold" officeooo:rsid="0008a0bd" officeooo:paragraph-rsid="00ced058" style:font-weight-asian="bold" style:font-weight-complex="bold"/>
    </style:style>
    <style:style style:name="P12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3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4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15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16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ced058" style:font-weight-asian="bold" style:font-weight-complex="bold"/>
    </style:style>
    <style:style style:name="P20" style:family="paragraph" style:parent-style-name="Standard">
      <style:text-properties fo:font-weight="bold" officeooo:rsid="000a0ba2" officeooo:paragraph-rsid="00e27dfe" style:font-weight-asian="bold" style:font-weight-complex="bold"/>
    </style:style>
    <style:style style:name="P21" style:family="paragraph" style:parent-style-name="Standard">
      <style:text-properties fo:font-weight="bold" officeooo:paragraph-rsid="003c6a3c" style:font-weight-asian="bold" style:font-weight-complex="bold"/>
    </style:style>
    <style:style style:name="P22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23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24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25" style:family="paragraph" style:parent-style-name="Standard">
      <style:text-properties fo:font-weight="bold" officeooo:paragraph-rsid="0055e1d1" style:font-weight-asian="bold" style:font-weight-complex="bold"/>
    </style:style>
    <style:style style:name="P26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27" style:family="paragraph" style:parent-style-name="Standard">
      <style:text-properties fo:font-weight="bold" officeooo:rsid="005ade35" officeooo:paragraph-rsid="00d22949" style:font-weight-asian="bold" style:font-weight-complex="bold"/>
    </style:style>
    <style:style style:name="P28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29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30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31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32" style:family="paragraph" style:parent-style-name="Standard">
      <style:text-properties fo:font-weight="bold" officeooo:rsid="005f39e8" officeooo:paragraph-rsid="00ced058" style:font-weight-asian="bold" style:font-weight-complex="bold"/>
    </style:style>
    <style:style style:name="P33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34" style:family="paragraph" style:parent-style-name="Standard">
      <style:text-properties fo:font-weight="bold" officeooo:rsid="00868d7d" officeooo:paragraph-rsid="0107d79d" style:font-weight-asian="bold" style:font-weight-complex="bold"/>
    </style:style>
    <style:style style:name="P35" style:family="paragraph" style:parent-style-name="Standard">
      <style:text-properties fo:font-weight="bold" officeooo:paragraph-rsid="008e7c68" style:font-weight-asian="bold" style:font-weight-complex="bold"/>
    </style:style>
    <style:style style:name="P36" style:family="paragraph" style:parent-style-name="Standard">
      <style:text-properties fo:font-weight="bold" officeooo:paragraph-rsid="00a38390" style:font-weight-asian="bold" style:font-weight-complex="bold"/>
    </style:style>
    <style:style style:name="P37" style:family="paragraph" style:parent-style-name="Standard">
      <style:text-properties fo:font-weight="bold" officeooo:paragraph-rsid="00ced058" style:font-weight-asian="bold" style:font-weight-complex="bold"/>
    </style:style>
    <style:style style:name="P38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39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40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41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42" style:family="paragraph" style:parent-style-name="Standard">
      <style:text-properties fo:font-weight="normal" officeooo:rsid="00084b9f" officeooo:paragraph-rsid="00ced058" style:font-weight-asian="normal" style:font-weight-complex="normal"/>
    </style:style>
    <style:style style:name="P43" style:family="paragraph" style:parent-style-name="Standard">
      <style:text-properties fo:font-weight="normal" officeooo:rsid="00084b9f" officeooo:paragraph-rsid="00fffbb4" style:font-weight-asian="normal" style:font-weight-complex="normal"/>
    </style:style>
    <style:style style:name="P44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45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46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47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48" style:family="paragraph" style:parent-style-name="Standard">
      <style:text-properties fo:font-weight="normal" officeooo:rsid="0008a0bd" officeooo:paragraph-rsid="00ced058" style:font-weight-asian="normal" style:font-weight-complex="normal"/>
    </style:style>
    <style:style style:name="P49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50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51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52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53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54" style:family="paragraph" style:parent-style-name="Standard">
      <style:text-properties fo:font-weight="normal" officeooo:rsid="000a003f" officeooo:paragraph-rsid="00ced058" style:font-weight-asian="normal" style:font-weight-complex="normal"/>
    </style:style>
    <style:style style:name="P55" style:family="paragraph" style:parent-style-name="Standard">
      <style:text-properties fo:font-weight="normal" officeooo:rsid="000a003f" officeooo:paragraph-rsid="00d22949" style:font-weight-asian="normal" style:font-weight-complex="normal"/>
    </style:style>
    <style:style style:name="P56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57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58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59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60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61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62" style:family="paragraph" style:parent-style-name="Standard">
      <style:text-properties fo:font-weight="normal" officeooo:rsid="0040a1ec" officeooo:paragraph-rsid="00fffbb4" style:font-weight-asian="normal" style:font-weight-complex="normal"/>
    </style:style>
    <style:style style:name="P63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64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65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66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67" style:family="paragraph" style:parent-style-name="Standard">
      <style:text-properties fo:font-weight="normal" officeooo:rsid="0043a449" officeooo:paragraph-rsid="00d22949" style:font-weight-asian="normal" style:font-weight-complex="normal"/>
    </style:style>
    <style:style style:name="P68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69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70" style:family="paragraph" style:parent-style-name="Standard">
      <style:text-properties fo:font-weight="normal" officeooo:rsid="0056849c" officeooo:paragraph-rsid="00ced058" style:font-weight-asian="normal" style:font-weight-complex="normal"/>
    </style:style>
    <style:style style:name="P71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72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73" style:family="paragraph" style:parent-style-name="Standard">
      <style:text-properties fo:font-weight="normal" officeooo:rsid="00868d7d" officeooo:paragraph-rsid="0107d79d" style:font-weight-asian="normal" style:font-weight-complex="normal"/>
    </style:style>
    <style:style style:name="P74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0a0ba2" officeooo:paragraph-rsid="00df74b2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italic" fo:font-weight="normal" officeooo:rsid="000a0ba2" officeooo:paragraph-rsid="00e27dfe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font-style="italic" fo:font-weight="normal" officeooo:rsid="000a0ba2" officeooo:paragraph-rsid="00f9951e" style:font-style-asian="italic" style:font-weight-asian="normal" style:font-style-complex="italic" style:font-weight-complex="normal"/>
    </style:style>
    <style:style style:name="P88" style:family="paragraph" style:parent-style-name="Standard">
      <style:text-properties fo:font-style="italic" fo:font-weight="normal" officeooo:rsid="000a0ba2" officeooo:paragraph-rsid="00fddfde" style:font-style-asian="italic" style:font-weight-asian="normal" style:font-style-complex="italic" style:font-weight-complex="normal"/>
    </style:style>
    <style:style style:name="P89" style:family="paragraph" style:parent-style-name="Standard">
      <style:text-properties fo:font-style="italic" fo:font-weight="normal" officeooo:rsid="000a0ba2" officeooo:paragraph-rsid="0107d79d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95" style:family="paragraph" style:parent-style-name="Standard">
      <style:text-properties fo:font-style="italic" fo:font-weight="normal" officeooo:rsid="000a8804" officeooo:paragraph-rsid="00df74b2" style:font-style-asian="italic" style:font-weight-asian="normal" style:font-style-complex="italic" style:font-weight-complex="normal"/>
    </style:style>
    <style:style style:name="P96" style:family="paragraph" style:parent-style-name="Standard">
      <style:text-properties fo:font-style="italic" fo:font-weight="normal" officeooo:rsid="000a8804" officeooo:paragraph-rsid="00f9951e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0a8804" officeooo:paragraph-rsid="00fe9f59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103" style:family="paragraph" style:parent-style-name="Standard">
      <style:text-properties fo:font-style="italic" fo:font-weight="normal" officeooo:rsid="00106510" officeooo:paragraph-rsid="00dbe0fe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106510" officeooo:paragraph-rsid="00e46888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106510" officeooo:paragraph-rsid="00e89399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106510" officeooo:paragraph-rsid="00e957c8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106510" officeooo:paragraph-rsid="0107d79d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106510" officeooo:paragraph-rsid="0108cbd0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106510" officeooo:paragraph-rsid="00fddfde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868d7d" officeooo:paragraph-rsid="0107d79d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a0b81e" officeooo:paragraph-rsid="00df74b2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a0b81e" officeooo:paragraph-rsid="00e0afbd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font-style="italic" fo:font-weight="normal" officeooo:rsid="00a52572" officeooo:paragraph-rsid="00df74b2" style:font-style-asian="italic" style:font-weight-asian="normal" style:font-style-complex="italic" style:font-weight-complex="normal"/>
    </style:style>
    <style:style style:name="P117" style:family="paragraph" style:parent-style-name="Standard">
      <style:text-properties fo:font-style="italic" fo:font-weight="normal" officeooo:rsid="00b23041" officeooo:paragraph-rsid="00f9951e" style:font-style-asian="italic" style:font-weight-asian="normal" style:font-style-complex="italic" style:font-weight-complex="normal"/>
    </style:style>
    <style:style style:name="P118" style:family="paragraph" style:parent-style-name="Standard">
      <style:text-properties fo:font-style="italic" fo:font-weight="normal" officeooo:rsid="00b23041" officeooo:paragraph-rsid="00fddfde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italic" fo:font-weight="normal" officeooo:rsid="00b23041" officeooo:paragraph-rsid="00fe9f59" style:font-style-asian="italic" style:font-weight-asian="normal" style:font-style-complex="italic" style:font-weight-complex="normal"/>
    </style:style>
    <style:style style:name="P120" style:family="paragraph" style:parent-style-name="Standard">
      <style:text-properties fo:font-style="italic" fo:font-weight="normal" officeooo:rsid="004acf3f" officeooo:paragraph-rsid="0107d79d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04acf3f" officeooo:paragraph-rsid="0108cbd0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officeooo:paragraph-rsid="00df74b2" style:font-style-asian="italic" style:font-style-complex="italic"/>
    </style:style>
    <style:style style:name="P123" style:family="paragraph" style:parent-style-name="Standard">
      <style:text-properties fo:font-style="italic" officeooo:paragraph-rsid="00f9da51" style:font-style-asian="italic" style:font-style-complex="italic"/>
    </style:style>
    <style:style style:name="P124" style:family="paragraph" style:parent-style-name="Standard">
      <style:text-properties fo:font-style="italic" officeooo:paragraph-rsid="00fe9f59" style:font-style-asian="italic" style:font-style-complex="italic"/>
    </style:style>
    <style:style style:name="P125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fo:font-weight="bold" officeooo:rsid="000a8804" officeooo:paragraph-rsid="00df74b2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fo:font-weight="bold" officeooo:rsid="000a8804" officeooo:paragraph-rsid="00f9951e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fo:font-weight="bold" officeooo:rsid="000a8804" officeooo:paragraph-rsid="00fe9f59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tyle="normal" fo:font-weight="bold" officeooo:rsid="000a8804" officeooo:paragraph-rsid="0107d79d" style:font-style-asian="normal" style:font-weight-asian="bold" style:font-style-complex="normal" style:font-weight-complex="bold"/>
    </style:style>
    <style:style style:name="P133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34" style:family="paragraph" style:parent-style-name="Standard">
      <style:text-properties fo:font-style="normal" fo:font-weight="bold" officeooo:rsid="00d8ab15" officeooo:paragraph-rsid="00ced058" style:font-style-asian="normal" style:font-weight-asian="bold" style:font-style-complex="normal" style:font-weight-complex="bold"/>
    </style:style>
    <style:style style:name="P135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fo:font-weight="normal" officeooo:rsid="000a8804" officeooo:paragraph-rsid="00df74b2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fo:font-weight="normal" officeooo:rsid="000a8804" officeooo:paragraph-rsid="00e27dfe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fo:font-weight="normal" officeooo:rsid="000a8804" officeooo:paragraph-rsid="00e3f1ff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fo:font-weight="normal" officeooo:rsid="000a8804" officeooo:paragraph-rsid="00f9951e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fo:font-weight="normal" officeooo:rsid="000a8804" officeooo:paragraph-rsid="00f9da51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fo:font-weight="normal" officeooo:rsid="000a8804" officeooo:paragraph-rsid="00fddfde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fo:font-weight="normal" officeooo:rsid="000a8804" officeooo:paragraph-rsid="00fe9f59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fo:font-weight="normal" officeooo:rsid="000a8804" officeooo:paragraph-rsid="0107d79d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fo:font-weight="normal" officeooo:rsid="000a8804" officeooo:paragraph-rsid="010824b2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fo:font-weight="normal" officeooo:rsid="000a8804" officeooo:paragraph-rsid="0108cbd0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fo:font-weight="normal" officeooo:rsid="00868d7d" officeooo:paragraph-rsid="0107d79d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155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156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157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158" style:family="paragraph" style:parent-style-name="Standard">
      <style:text-properties fo:font-size="13pt" fo:font-weight="bold" officeooo:rsid="0008a0bd" officeooo:paragraph-rsid="00d99ff3" style:font-size-asian="13pt" style:font-weight-asian="bold" style:font-size-complex="13pt" style:font-weight-complex="bold"/>
    </style:style>
    <style:style style:name="P159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160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161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162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163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164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165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166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167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168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169" style:family="paragraph" style:parent-style-name="Standard">
      <style:text-properties fo:font-size="11pt" fo:font-weight="bold" officeooo:rsid="0008a0bd" officeooo:paragraph-rsid="00d99ff3" style:font-size-asian="11pt" style:font-weight-asian="bold" style:font-size-complex="11pt" style:font-weight-complex="bold"/>
    </style:style>
    <style:style style:name="P170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171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172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173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174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175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176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177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178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179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180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181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182" style:family="paragraph" style:parent-style-name="Standard">
      <style:text-properties fo:font-size="11pt" fo:font-weight="normal" officeooo:rsid="000a0ba2" officeooo:paragraph-rsid="00d99ff3" style:font-size-asian="11pt" style:font-weight-asian="normal" style:font-size-complex="11pt" style:font-weight-complex="normal"/>
    </style:style>
    <style:style style:name="P183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184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185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190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191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92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93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94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195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196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197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198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199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200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1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202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203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04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05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206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20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08" style:family="paragraph" style:parent-style-name="Standard">
      <style:text-properties fo:font-size="12pt" fo:font-weight="normal" officeooo:rsid="00084b9f" officeooo:paragraph-rsid="00cff4aa" style:font-size-asian="12pt" style:font-weight-asian="normal" style:font-size-complex="12pt" style:font-weight-complex="normal"/>
    </style:style>
    <style:style style:name="P209" style:family="paragraph" style:parent-style-name="Standard">
      <style:text-properties fo:font-size="12pt" fo:font-weight="normal" officeooo:rsid="000a003f" officeooo:paragraph-rsid="00cff4aa" style:font-size-asian="12pt" style:font-weight-asian="normal" style:font-size-complex="12pt" style:font-weight-complex="normal"/>
    </style:style>
    <style:style style:name="P210" style:family="paragraph" style:parent-style-name="Standard">
      <style:text-properties fo:font-size="12pt" fo:font-style="italic" fo:font-weight="normal" officeooo:rsid="00dbb4a4" officeooo:paragraph-rsid="00e27dfe" style:font-size-asian="12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>
      <style:text-properties fo:font-size="12pt" fo:font-style="italic" fo:font-weight="bold" officeooo:rsid="00dbb4a4" officeooo:paragraph-rsid="00e27dfe" style:font-size-asian="12pt" style:font-style-asian="italic" style:font-weight-asian="bold" style:font-size-complex="12pt" style:font-style-complex="italic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213" style:family="paragraph" style:parent-style-name="Table_20_Contents">
      <style:text-properties officeooo:rsid="000a003f" officeooo:paragraph-rsid="004b1523"/>
    </style:style>
    <style:style style:name="P214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fo:font-weight="bold" officeooo:rsid="000a003f" officeooo:paragraph-rsid="00d22949" style:font-weight-asian="bold" style:font-weight-complex="bold"/>
    </style:style>
    <style:style style:name="P218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219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220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221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222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223" style:family="paragraph" style:parent-style-name="Table_20_Contents">
      <style:text-properties fo:font-weight="bold" officeooo:rsid="000a003f" officeooo:paragraph-rsid="00ced058" style:font-weight-asian="bold" style:font-weight-complex="bold"/>
    </style:style>
    <style:style style:name="P224" style:family="paragraph" style:parent-style-name="Table_20_Contents">
      <style:text-properties fo:font-weight="bold" officeooo:rsid="000a003f" officeooo:paragraph-rsid="00d22949" style:font-weight-asian="bold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fo:font-weight="bold" officeooo:rsid="005f39e8" officeooo:paragraph-rsid="00ced058" style:font-weight-asian="bold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231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232" style:family="paragraph" style:parent-style-name="Table_20_Contents">
      <style:text-properties officeooo:rsid="00420c0b" officeooo:paragraph-rsid="004b1523"/>
    </style:style>
    <style:style style:name="P233" style:family="paragraph" style:parent-style-name="Table_20_Contents">
      <style:text-properties officeooo:rsid="00424429" officeooo:paragraph-rsid="004b1523"/>
    </style:style>
    <style:style style:name="P234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235" style:family="paragraph" style:parent-style-name="Table_20_Contents">
      <style:text-properties officeooo:rsid="0043a449" officeooo:paragraph-rsid="004b1523"/>
    </style:style>
    <style:style style:name="P236" style:family="paragraph" style:parent-style-name="Table_20_Contents">
      <style:text-properties officeooo:rsid="00456f25" officeooo:paragraph-rsid="00d22949"/>
    </style:style>
    <style:style style:name="P237" style:family="paragraph" style:parent-style-name="Table_20_Contents">
      <style:text-properties officeooo:rsid="005f39e8" officeooo:paragraph-rsid="005f39e8"/>
    </style:style>
    <style:style style:name="P238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239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240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241" style:family="paragraph" style:parent-style-name="Table_20_Contents">
      <style:paragraph-properties fo:text-align="center" style:justify-single-word="false"/>
      <style:text-properties officeooo:rsid="005f39e8" officeooo:paragraph-rsid="00ced058"/>
    </style:style>
    <style:style style:name="P242" style:family="paragraph" style:parent-style-name="Table_20_Contents">
      <style:text-properties officeooo:rsid="005f39e8" officeooo:paragraph-rsid="007ef7ca"/>
    </style:style>
    <style:style style:name="P243" style:family="paragraph" style:parent-style-name="Table_20_Contents">
      <style:text-properties officeooo:rsid="005f39e8" officeooo:paragraph-rsid="00c1cf8b"/>
    </style:style>
    <style:style style:name="P244" style:family="paragraph" style:parent-style-name="Table_20_Contents">
      <style:text-properties officeooo:rsid="005f39e8" officeooo:paragraph-rsid="00ced058"/>
    </style:style>
    <style:style style:name="P245" style:family="paragraph" style:parent-style-name="Table_20_Contents">
      <style:text-properties officeooo:rsid="005f39e8" officeooo:paragraph-rsid="00f5aa88"/>
    </style:style>
    <style:style style:name="P246" style:family="paragraph" style:parent-style-name="Table_20_Contents">
      <style:text-properties officeooo:rsid="005f39e8" officeooo:paragraph-rsid="00f78902"/>
    </style:style>
    <style:style style:name="P247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248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249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250" style:family="paragraph" style:parent-style-name="Table_20_Contents">
      <style:paragraph-properties fo:text-align="center" style:justify-single-word="false"/>
      <style:text-properties officeooo:rsid="006232e6" officeooo:paragraph-rsid="00ced058"/>
    </style:style>
    <style:style style:name="P251" style:family="paragraph" style:parent-style-name="Table_20_Contents">
      <style:text-properties officeooo:rsid="006232e6" officeooo:paragraph-rsid="006232e6"/>
    </style:style>
    <style:style style:name="P252" style:family="paragraph" style:parent-style-name="Table_20_Contents">
      <style:text-properties officeooo:rsid="006232e6" officeooo:paragraph-rsid="00d4e130"/>
    </style:style>
    <style:style style:name="P253" style:family="paragraph" style:parent-style-name="Table_20_Contents">
      <style:text-properties officeooo:rsid="006232e6" officeooo:paragraph-rsid="00f93c5f"/>
    </style:style>
    <style:style style:name="P254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255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256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257" style:family="paragraph" style:parent-style-name="Table_20_Contents">
      <style:paragraph-properties fo:text-align="center" style:justify-single-word="false"/>
      <style:text-properties officeooo:rsid="0063adbe" officeooo:paragraph-rsid="00ced058"/>
    </style:style>
    <style:style style:name="P258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259" style:family="paragraph" style:parent-style-name="Table_20_Contents">
      <style:paragraph-properties fo:text-align="center" style:justify-single-word="false"/>
      <style:text-properties officeooo:rsid="00664de8" officeooo:paragraph-rsid="0018c903"/>
    </style:style>
    <style:style style:name="P260" style:family="paragraph" style:parent-style-name="Table_20_Contents">
      <style:text-properties officeooo:rsid="0072af4f" officeooo:paragraph-rsid="00bbdd3e"/>
    </style:style>
    <style:style style:name="P261" style:family="paragraph" style:parent-style-name="Table_20_Contents">
      <style:text-properties officeooo:rsid="0072af4f" officeooo:paragraph-rsid="00d6c54d"/>
    </style:style>
    <style:style style:name="P262" style:family="paragraph" style:parent-style-name="Table_20_Contents">
      <style:text-properties officeooo:rsid="0072af4f" officeooo:paragraph-rsid="00f93c5f"/>
    </style:style>
    <style:style style:name="P263" style:family="paragraph" style:parent-style-name="Table_20_Contents">
      <style:text-properties officeooo:rsid="00777232" officeooo:paragraph-rsid="00777232"/>
    </style:style>
    <style:style style:name="P264" style:family="paragraph" style:parent-style-name="Table_20_Contents">
      <style:text-properties officeooo:rsid="00777232" officeooo:paragraph-rsid="00f93f80"/>
    </style:style>
    <style:style style:name="P265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266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267" style:family="paragraph" style:parent-style-name="Table_20_Contents">
      <style:paragraph-properties fo:text-align="center" style:justify-single-word="false"/>
      <style:text-properties officeooo:rsid="0078e3b6" officeooo:paragraph-rsid="00ced058"/>
    </style:style>
    <style:style style:name="P268" style:family="paragraph" style:parent-style-name="Table_20_Contents">
      <style:text-properties officeooo:rsid="0078e3b6" officeooo:paragraph-rsid="0078e3b6"/>
    </style:style>
    <style:style style:name="P269" style:family="paragraph" style:parent-style-name="Table_20_Contents">
      <style:text-properties officeooo:rsid="0078e3b6" officeooo:paragraph-rsid="007ef7ca"/>
    </style:style>
    <style:style style:name="P270" style:family="paragraph" style:parent-style-name="Table_20_Contents">
      <style:text-properties officeooo:rsid="0078e3b6" officeooo:paragraph-rsid="00ced058"/>
    </style:style>
    <style:style style:name="P271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272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273" style:family="paragraph" style:parent-style-name="Table_20_Contents">
      <style:paragraph-properties fo:text-align="center" style:justify-single-word="false"/>
      <style:text-properties officeooo:rsid="007a820b" officeooo:paragraph-rsid="00ced058"/>
    </style:style>
    <style:style style:name="P274" style:family="paragraph" style:parent-style-name="Table_20_Contents">
      <style:text-properties officeooo:rsid="007a820b" officeooo:paragraph-rsid="007a820b"/>
    </style:style>
    <style:style style:name="P275" style:family="paragraph" style:parent-style-name="Table_20_Contents">
      <style:text-properties officeooo:rsid="007a820b" officeooo:paragraph-rsid="007ef7ca"/>
    </style:style>
    <style:style style:name="P276" style:family="paragraph" style:parent-style-name="Table_20_Contents">
      <style:text-properties officeooo:rsid="007a820b" officeooo:paragraph-rsid="00ced058"/>
    </style:style>
    <style:style style:name="P277" style:family="paragraph" style:parent-style-name="Table_20_Contents">
      <style:text-properties officeooo:rsid="0080103f" officeooo:paragraph-rsid="0080103f"/>
    </style:style>
    <style:style style:name="P278" style:family="paragraph" style:parent-style-name="Table_20_Contents">
      <style:paragraph-properties fo:text-align="center" style:justify-single-word="false"/>
      <style:text-properties officeooo:rsid="0082c2e7" officeooo:paragraph-rsid="00d22949"/>
    </style:style>
    <style:style style:name="P279" style:family="paragraph" style:parent-style-name="Table_20_Contents">
      <style:text-properties officeooo:rsid="0091eff5" officeooo:paragraph-rsid="0091eff5"/>
    </style:style>
    <style:style style:name="P280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281" style:family="paragraph" style:parent-style-name="Table_20_Contents">
      <style:text-properties officeooo:rsid="00b6c1fa" officeooo:paragraph-rsid="00b6c1fa"/>
    </style:style>
    <style:style style:name="P282" style:family="paragraph" style:parent-style-name="Table_20_Contents">
      <style:text-properties officeooo:rsid="007435fb" officeooo:paragraph-rsid="00f78902"/>
    </style:style>
    <style:style style:name="P283" style:family="paragraph" style:parent-style-name="Table_20_Contents">
      <style:text-properties officeooo:rsid="007435fb" officeooo:paragraph-rsid="0111642e"/>
    </style:style>
    <style:style style:name="P284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285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286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287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288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289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290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291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292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293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294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295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296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297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298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299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300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301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302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303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304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305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306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307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308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309" style:family="paragraph" style:parent-style-name="Table_20_Contents">
      <style:text-properties fo:font-size="11pt" officeooo:rsid="007435fb" officeooo:paragraph-rsid="01120ad4" style:font-size-asian="11pt" style:font-size-complex="11pt"/>
    </style:style>
    <style:style style:name="P310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11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13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314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315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316" style:family="paragraph" style:parent-style-name="Table_20_Contents">
      <style:paragraph-properties fo:text-align="center" style:justify-single-word="false"/>
      <style:text-properties officeooo:rsid="00cce28a" officeooo:paragraph-rsid="00cce28a"/>
    </style:style>
    <style:style style:name="P317" style:family="paragraph" style:parent-style-name="Table_20_Contents">
      <style:text-properties officeooo:rsid="00d22949" officeooo:paragraph-rsid="00d22949"/>
    </style:style>
    <style:style style:name="P318" style:family="paragraph" style:parent-style-name="Table_20_Contents">
      <style:paragraph-properties fo:text-align="center" style:justify-single-word="false"/>
      <style:text-properties officeooo:rsid="00d22949" officeooo:paragraph-rsid="00d22949"/>
    </style:style>
    <style:style style:name="P319" style:family="paragraph" style:parent-style-name="Table_20_Contents">
      <style:paragraph-properties fo:text-align="center" style:justify-single-word="false"/>
      <style:text-properties fo:font-size="12pt" officeooo:rsid="005f39e8" officeooo:paragraph-rsid="036c8389" style:font-size-asian="12pt" style:font-size-complex="12pt"/>
    </style:style>
    <style:style style:name="P320" style:family="paragraph" style:parent-style-name="Table_20_Contents">
      <style:text-properties fo:font-size="12pt" officeooo:rsid="005f39e8" officeooo:paragraph-rsid="036c8389" style:font-size-asian="12pt" style:font-size-complex="12pt"/>
    </style:style>
    <style:style style:name="P321" style:family="paragraph" style:parent-style-name="Table_20_Contents">
      <style:text-properties officeooo:rsid="00c042ca" officeooo:paragraph-rsid="00d2cda8"/>
    </style:style>
    <style:style style:name="P322" style:family="paragraph" style:parent-style-name="Table_20_Contents">
      <style:text-properties officeooo:rsid="012a6b21" officeooo:paragraph-rsid="0162282a"/>
    </style:style>
    <style:style style:name="P323" style:family="paragraph" style:parent-style-name="Table_20_Contents">
      <style:text-properties officeooo:rsid="00741fe3" officeooo:paragraph-rsid="010fcb8c"/>
    </style:style>
    <style:style style:name="P324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325" style:family="paragraph" style:parent-style-name="Standard">
      <style:paragraph-properties fo:break-before="page"/>
      <style:text-properties fo:font-size="15pt" fo:font-weight="bold" officeooo:paragraph-rsid="00ced058" style:font-size-asian="15pt" style:font-weight-asian="bold" style:font-size-complex="15pt" style:font-weight-complex="bold"/>
    </style:style>
    <style:style style:name="P326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327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328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329" style:family="paragraph" style:parent-style-name="Standard">
      <style:paragraph-properties fo:break-before="page"/>
      <style:text-properties fo:font-weight="bold" officeooo:rsid="000a0ba2" officeooo:paragraph-rsid="00ced058" style:font-weight-asian="bold" style:font-weight-complex="bold"/>
    </style:style>
    <style:style style:name="P330" style:family="paragraph" style:parent-style-name="Standard">
      <style:text-properties fo:font-style="italic" fo:font-weight="normal" officeooo:rsid="000a0ba2" officeooo:paragraph-rsid="01167309" style:font-style-asian="italic" style:font-weight-asian="normal" style:font-style-complex="italic" style:font-weight-complex="normal"/>
    </style:style>
    <style:style style:name="P331" style:family="paragraph" style:parent-style-name="Standard">
      <style:text-properties fo:font-size="11pt" fo:font-style="italic" fo:font-weight="normal" officeooo:rsid="000a0ba2" officeooo:paragraph-rsid="0118148c" style:font-size-asian="11pt" style:font-style-asian="italic" style:font-weight-asian="normal" style:font-size-complex="11pt" style:font-style-complex="italic" style:font-weight-complex="normal"/>
    </style:style>
    <style:style style:name="P332" style:family="paragraph" style:parent-style-name="Standard">
      <style:text-properties fo:font-size="11pt" fo:font-style="normal" fo:font-weight="bold" officeooo:rsid="001b74eb" officeooo:paragraph-rsid="011982a0" style:font-size-asian="11pt" style:font-style-asian="normal" style:font-weight-asian="bold" style:font-size-complex="11pt" style:font-style-complex="normal" style:font-weight-complex="bold"/>
    </style:style>
    <style:style style:name="P333" style:family="paragraph" style:parent-style-name="Standard">
      <style:text-properties fo:font-size="11pt" fo:font-weight="normal" officeooo:rsid="000a8804" officeooo:paragraph-rsid="011982a0" style:font-size-asian="11pt" style:font-weight-asian="normal" style:font-size-complex="11pt" style:font-weight-complex="normal"/>
    </style:style>
    <style:style style:name="P334" style:family="paragraph" style:parent-style-name="Standard">
      <style:text-properties officeooo:paragraph-rsid="011982a0"/>
    </style:style>
    <style:style style:name="P335" style:family="paragraph" style:parent-style-name="Standard">
      <style:text-properties fo:font-weight="bold" officeooo:rsid="00084b9f" officeooo:paragraph-rsid="011982a0" style:font-weight-asian="bold" style:font-weight-complex="bold"/>
    </style:style>
    <style:style style:name="P336" style:family="paragraph" style:parent-style-name="Standard">
      <style:text-properties fo:font-weight="bold" officeooo:rsid="000a0ba2" officeooo:paragraph-rsid="011a23e5" style:font-weight-asian="bold" style:font-weight-complex="bold"/>
    </style:style>
    <style:style style:name="P337" style:family="paragraph" style:parent-style-name="Standard">
      <style:text-properties fo:font-weight="bold" officeooo:rsid="000a0ba2" officeooo:paragraph-rsid="011da2d5" style:font-weight-asian="bold" style:font-weight-complex="bold"/>
    </style:style>
    <style:style style:name="P338" style:family="paragraph" style:parent-style-name="Standard">
      <style:text-properties fo:font-weight="bold" officeooo:rsid="000a0ba2" officeooo:paragraph-rsid="01236941" style:font-weight-asian="bold" style:font-weight-complex="bold"/>
    </style:style>
    <style:style style:name="P339" style:family="paragraph" style:parent-style-name="Standard">
      <style:text-properties fo:font-weight="bold" officeooo:rsid="00868d7d" officeooo:paragraph-rsid="01236941" style:font-weight-asian="bold" style:font-weight-complex="bold"/>
    </style:style>
    <style:style style:name="P340" style:family="paragraph" style:parent-style-name="Standard">
      <style:text-properties fo:font-style="normal" fo:font-weight="normal" officeooo:rsid="000a8804" officeooo:paragraph-rsid="011e08dc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officeooo:paragraph-rsid="011f9d35"/>
    </style:style>
    <style:style style:name="P342" style:family="paragraph" style:parent-style-name="Standard">
      <style:paragraph-properties fo:break-before="page"/>
      <style:text-properties fo:font-size="15pt" fo:font-weight="bold" officeooo:paragraph-rsid="0118e63d" style:font-size-asian="15pt" style:font-weight-asian="bold" style:font-size-complex="15pt" style:font-weight-complex="bold"/>
    </style:style>
    <style:style style:name="P343" style:family="paragraph" style:parent-style-name="Standard">
      <style:paragraph-properties fo:break-before="page"/>
      <style:text-properties fo:font-size="15pt" fo:font-weight="bold" officeooo:paragraph-rsid="0121872b" style:font-size-asian="15pt" style:font-weight-asian="bold" style:font-size-complex="15pt" style:font-weight-complex="bold"/>
    </style:style>
    <style:style style:name="P344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officeooo:rsid="00424429" style:font-size-asian="13pt" style:font-size-complex="13pt"/>
    </style:style>
    <style:style style:name="T5" style:family="text">
      <style:text-properties fo:font-size="13pt" officeooo:rsid="00d99ff3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10" style:family="text">
      <style:text-properties officeooo:rsid="000a8804"/>
    </style:style>
    <style:style style:name="T11" style:family="text">
      <style:text-properties officeooo:rsid="001f39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59a7" style:font-style-asian="italic" style:font-style-complex="italic"/>
    </style:style>
    <style:style style:name="T14" style:family="text">
      <style:text-properties fo:font-style="italic" officeooo:rsid="004acf3f" style:font-style-asian="italic" style:font-style-complex="italic"/>
    </style:style>
    <style:style style:name="T15" style:family="text">
      <style:text-properties fo:font-style="italic" officeooo:rsid="0023c4b7" style:font-style-asian="italic" style:font-style-complex="italic"/>
    </style:style>
    <style:style style:name="T16" style:family="text">
      <style:text-properties fo:font-style="italic" officeooo:rsid="001bfa9f" style:font-style-asian="italic" style:font-style-complex="italic"/>
    </style:style>
    <style:style style:name="T17" style:family="text">
      <style:text-properties fo:font-style="italic" officeooo:rsid="0052cdb1" style:font-style-asian="italic" style:font-style-complex="italic"/>
    </style:style>
    <style:style style:name="T18" style:family="text">
      <style:text-properties fo:font-style="italic" officeooo:rsid="0054b9b7" style:font-style-asian="italic" style:font-style-complex="italic"/>
    </style:style>
    <style:style style:name="T19" style:family="text">
      <style:text-properties fo:font-style="italic" officeooo:rsid="002b53bc" style:font-style-asian="italic" style:font-style-complex="italic"/>
    </style:style>
    <style:style style:name="T20" style:family="text">
      <style:text-properties fo:font-style="italic" officeooo:rsid="00106510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989ca" style:font-style-asian="italic" style:font-style-complex="italic"/>
    </style:style>
    <style:style style:name="T27" style:family="text">
      <style:text-properties fo:font-style="italic" officeooo:rsid="009af01e" style:font-style-asian="italic" style:font-style-complex="italic"/>
    </style:style>
    <style:style style:name="T28" style:family="text">
      <style:text-properties fo:font-style="italic" officeooo:rsid="009c9571" style:font-style-asian="italic" style:font-style-complex="italic"/>
    </style:style>
    <style:style style:name="T29" style:family="text">
      <style:text-properties fo:font-style="italic" officeooo:rsid="00a8a2ef" style:font-style-asian="italic" style:font-style-complex="italic"/>
    </style:style>
    <style:style style:name="T30" style:family="text">
      <style:text-properties fo:font-style="italic" officeooo:rsid="00aa46c7" style:font-style-asian="italic" style:font-style-complex="italic"/>
    </style:style>
    <style:style style:name="T31" style:family="text">
      <style:text-properties fo:font-style="italic" officeooo:rsid="015f6016" style:font-style-asian="italic" style:font-style-complex="italic"/>
    </style:style>
    <style:style style:name="T32" style:family="text">
      <style:text-properties fo:font-style="italic" officeooo:rsid="00df74b2" style:font-style-asian="italic" style:font-style-complex="italic"/>
    </style:style>
    <style:style style:name="T33" style:family="text">
      <style:text-properties fo:font-style="italic" officeooo:rsid="00e0afbd" style:font-style-asian="italic" style:font-style-complex="italic"/>
    </style:style>
    <style:style style:name="T34" style:family="text">
      <style:text-properties fo:font-style="italic" officeooo:rsid="00e3f1ff" style:font-style-asian="italic" style:font-style-complex="italic"/>
    </style:style>
    <style:style style:name="T35" style:family="text">
      <style:text-properties fo:font-style="italic" officeooo:rsid="00eb1e79" style:font-style-asian="italic" style:font-style-complex="italic"/>
    </style:style>
    <style:style style:name="T36" style:family="text">
      <style:text-properties fo:font-style="italic" officeooo:rsid="00dbe0fe" style:font-style-asian="italic" style:font-style-complex="italic"/>
    </style:style>
    <style:style style:name="T37" style:family="text">
      <style:text-properties fo:font-style="italic" officeooo:rsid="00f9951e" style:font-style-asian="italic" style:font-style-complex="italic"/>
    </style:style>
    <style:style style:name="T38" style:family="text">
      <style:text-properties fo:font-style="italic" officeooo:rsid="00f9da51" style:font-style-asian="italic" style:font-style-complex="italic"/>
    </style:style>
    <style:style style:name="T39" style:family="text">
      <style:text-properties fo:font-style="italic" officeooo:rsid="00fe9f59" style:font-style-asian="italic" style:font-style-complex="italic"/>
    </style:style>
    <style:style style:name="T40" style:family="text">
      <style:text-properties fo:font-style="italic" officeooo:rsid="010824b2" style:font-style-asian="italic" style:font-style-complex="italic"/>
    </style:style>
    <style:style style:name="T41" style:family="text">
      <style:text-properties fo:font-style="italic" officeooo:rsid="0108cbd0" style:font-style-asian="italic" style:font-style-complex="italic"/>
    </style:style>
    <style:style style:name="T42" style:family="text">
      <style:text-properties fo:font-style="italic" officeooo:rsid="011e08dc" style:font-style-asian="italic" style:font-style-complex="italic"/>
    </style:style>
    <style:style style:name="T43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4" style:family="text">
      <style:text-properties officeooo:rsid="003c6a3c"/>
    </style:style>
    <style:style style:name="T45" style:family="text">
      <style:text-properties officeooo:rsid="003ddcbb"/>
    </style:style>
    <style:style style:name="T46" style:family="text">
      <style:text-properties officeooo:rsid="0040a1ec"/>
    </style:style>
    <style:style style:name="T47" style:family="text">
      <style:text-properties officeooo:rsid="00424429"/>
    </style:style>
    <style:style style:name="T48" style:family="text">
      <style:text-properties officeooo:rsid="0043a449"/>
    </style:style>
    <style:style style:name="T49" style:family="text">
      <style:text-properties officeooo:rsid="0048d04d"/>
    </style:style>
    <style:style style:name="T50" style:family="text">
      <style:text-properties officeooo:rsid="00490090"/>
    </style:style>
    <style:style style:name="T51" style:family="text">
      <style:text-properties officeooo:rsid="0049be94"/>
    </style:style>
    <style:style style:name="T52" style:family="text">
      <style:text-properties officeooo:rsid="004a3cb2"/>
    </style:style>
    <style:style style:name="T53" style:family="text">
      <style:text-properties officeooo:rsid="004a59a7"/>
    </style:style>
    <style:style style:name="T54" style:family="text">
      <style:text-properties officeooo:rsid="004acf3f"/>
    </style:style>
    <style:style style:name="T55" style:family="text">
      <style:text-properties officeooo:rsid="004b1523"/>
    </style:style>
    <style:style style:name="T56" style:family="text">
      <style:text-properties officeooo:rsid="004da29b"/>
    </style:style>
    <style:style style:name="T57" style:family="text">
      <style:text-properties fo:font-weight="bold" officeooo:rsid="004da29b" style:font-weight-asian="bold" style:font-weight-complex="bold"/>
    </style:style>
    <style:style style:name="T58" style:family="text">
      <style:text-properties fo:font-weight="bold" officeooo:rsid="000a0ba2" style:font-weight-asian="bold" style:font-weight-complex="bold"/>
    </style:style>
    <style:style style:name="T59" style:family="text">
      <style:text-properties fo:font-weight="bold" officeooo:rsid="004a3cb2" style:font-weight-asian="bold" style:font-weight-complex="bold"/>
    </style:style>
    <style:style style:name="T60" style:family="text">
      <style:text-properties fo:font-weight="bold" officeooo:rsid="0052cdb1" style:font-weight-asian="bold" style:font-weight-complex="bold"/>
    </style:style>
    <style:style style:name="T61" style:family="text">
      <style:text-properties fo:font-weight="bold" officeooo:rsid="00c2048b" style:font-weight-asian="bold" style:font-weight-complex="bold"/>
    </style:style>
    <style:style style:name="T62" style:family="text">
      <style:text-properties fo:font-weight="bold" officeooo:rsid="00868d7d" style:font-weight-asian="bold" style:font-weight-complex="bold"/>
    </style:style>
    <style:style style:name="T63" style:family="text">
      <style:text-properties fo:font-weight="bold" officeooo:rsid="011982a0" style:font-weight-asian="bold" style:font-weight-complex="bold"/>
    </style:style>
    <style:style style:name="T64" style:family="text">
      <style:text-properties officeooo:rsid="0050ffb3"/>
    </style:style>
    <style:style style:name="T65" style:family="text">
      <style:text-properties officeooo:rsid="0056849c"/>
    </style:style>
    <style:style style:name="T66" style:family="text">
      <style:text-properties officeooo:rsid="005ade35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03c6a3c" style:font-size-asian="12pt" style:font-size-complex="12pt"/>
    </style:style>
    <style:style style:name="T69" style:family="text">
      <style:text-properties fo:font-size="12pt" officeooo:rsid="00dbb4a4" style:font-size-asian="12pt" style:font-size-complex="12pt"/>
    </style:style>
    <style:style style:name="T70" style:family="text">
      <style:text-properties fo:font-size="12pt" officeooo:rsid="00471a09" style:font-size-asian="12pt" style:font-size-complex="12pt"/>
    </style:style>
    <style:style style:name="T71" style:family="text">
      <style:text-properties fo:font-size="12pt" officeooo:rsid="00c042ca" style:font-size-asian="12pt" style:font-size-complex="12pt"/>
    </style:style>
    <style:style style:name="T72" style:family="text">
      <style:text-properties fo:font-size="12pt" officeooo:rsid="00868d7d" style:font-size-asian="12pt" style:font-size-complex="12pt"/>
    </style:style>
    <style:style style:name="T73" style:family="text">
      <style:text-properties fo:font-size="12pt" officeooo:rsid="011982a0" style:font-size-asian="12pt" style:font-size-complex="12pt"/>
    </style:style>
    <style:style style:name="T74" style:family="text">
      <style:text-properties fo:font-size="12pt" fo:font-style="normal" style:font-size-asian="12pt" style:font-style-asian="normal" style:font-size-complex="12pt" style:font-style-complex="normal"/>
    </style:style>
    <style:style style:name="T75" style:family="text">
      <style:text-properties fo:font-size="12pt" fo:font-style="normal" officeooo:rsid="00f9f81e" style:font-size-asian="12pt" style:font-style-asian="normal" style:font-size-complex="12pt" style:font-style-complex="normal"/>
    </style:style>
    <style:style style:name="T76" style:family="text">
      <style:text-properties fo:font-size="12pt" fo:font-style="normal" officeooo:rsid="015f6016" style:font-size-asian="12pt" style:font-style-asian="normal" style:font-size-complex="12pt" style:font-style-complex="normal"/>
    </style:style>
    <style:style style:name="T77" style:family="text">
      <style:text-properties fo:font-size="12pt" fo:font-style="normal" officeooo:rsid="00df74b2" style:font-size-asian="12pt" style:font-style-asian="normal" style:font-size-complex="12pt" style:font-style-complex="normal"/>
    </style:style>
    <style:style style:name="T78" style:family="text">
      <style:text-properties fo:font-size="12pt" fo:font-style="normal" officeooo:rsid="011982a0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0a0ba2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868d7d" style:font-size-asian="12pt" style:font-style-asian="normal" style:font-size-complex="12pt" style:font-style-complex="normal"/>
    </style:style>
    <style:style style:name="T81" style:family="text">
      <style:text-properties fo:font-size="12pt" fo:font-style="normal" fo:font-weight="bold" officeooo:rsid="00084b9f" style:font-size-asian="12pt" style:font-style-asian="normal" style:font-weight-asian="bold" style:font-size-complex="12pt" style:font-style-complex="normal" style:font-weight-complex="bold"/>
    </style:style>
    <style:style style:name="T82" style:family="text">
      <style:text-properties fo:font-size="12pt" fo:font-style="normal" fo:font-weight="bold" officeooo:rsid="000a0ba2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fo:font-size="12pt" fo:font-style="normal" fo:font-weight="bold" officeooo:rsid="004a3cb2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font-size="12pt" fo:font-style="normal" fo:font-weight="bold" officeooo:rsid="003c6a3c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font-size="12pt" fo:font-style="normal" fo:font-weight="bold" officeooo:rsid="00dbb4a4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font-size="12pt" fo:font-style="normal" fo:font-weight="bold" officeooo:rsid="00f9f81e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size="12pt" fo:font-style="normal" fo:font-weight="bold" officeooo:rsid="00e27dfe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font-size="12pt" fo:font-style="normal" fo:font-weight="bold" officeooo:rsid="00dbe0fe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size="12pt" fo:font-style="normal" fo:font-weight="bold" officeooo:rsid="00868d7d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font-size="12pt" fo:font-style="normal" fo:font-weight="bold" officeooo:rsid="011982a0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fo:font-size="12pt" fo:font-style="italic" fo:font-weight="bold" officeooo:rsid="004a59a7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fo:font-size="12pt" fo:font-weight="bold" officeooo:rsid="00868d7d" style:font-size-asian="12pt" style:font-weight-asian="bold" style:font-size-complex="12pt" style:font-weight-complex="bold"/>
    </style:style>
    <style:style style:name="T93" style:family="text">
      <style:text-properties fo:font-size="12pt" fo:font-weight="bold" officeooo:rsid="011982a0" style:font-size-asian="12pt" style:font-weight-asian="bold" style:font-size-complex="12pt" style:font-weight-complex="bold"/>
    </style:style>
    <style:style style:name="T94" style:family="text">
      <style:text-properties fo:font-size="12pt" fo:font-weight="bold" officeooo:rsid="000a0ba2" style:font-size-asian="12pt" style:font-weight-asian="bold" style:font-size-complex="12pt" style:font-weight-complex="bold"/>
    </style:style>
    <style:style style:name="T95" style:family="text">
      <style:text-properties fo:font-size="12pt" fo:font-weight="bold" officeooo:rsid="004a3cb2" style:font-size-asian="12pt" style:font-weight-asian="bold" style:font-size-complex="12pt" style:font-weight-complex="bold"/>
    </style:style>
    <style:style style:name="T96" style:family="text">
      <style:text-properties officeooo:rsid="005ba7be"/>
    </style:style>
    <style:style style:name="T97" style:family="text">
      <style:text-properties officeooo:rsid="00633b63"/>
    </style:style>
    <style:style style:name="T98" style:family="text">
      <style:text-properties officeooo:rsid="006dc825"/>
    </style:style>
    <style:style style:name="T99" style:family="text">
      <style:text-properties officeooo:rsid="00741fe3"/>
    </style:style>
    <style:style style:name="T100" style:family="text">
      <style:text-properties officeooo:rsid="00755b6a"/>
    </style:style>
    <style:style style:name="T101" style:family="text">
      <style:text-properties officeooo:rsid="007a820b"/>
    </style:style>
    <style:style style:name="T102" style:family="text">
      <style:text-properties officeooo:rsid="007d26de"/>
    </style:style>
    <style:style style:name="T103" style:family="text">
      <style:text-properties officeooo:rsid="007dd9ea"/>
    </style:style>
    <style:style style:name="T104" style:family="text">
      <style:text-properties officeooo:rsid="007f399d"/>
    </style:style>
    <style:style style:name="T105" style:family="text">
      <style:text-properties officeooo:rsid="00816eb4"/>
    </style:style>
    <style:style style:name="T106" style:family="text">
      <style:text-properties officeooo:rsid="00a4d103"/>
    </style:style>
    <style:style style:name="T107" style:family="text">
      <style:text-properties officeooo:rsid="00a52572"/>
    </style:style>
    <style:style style:name="T108" style:family="text">
      <style:text-properties officeooo:rsid="0084d8f0"/>
    </style:style>
    <style:style style:name="T109" style:family="text">
      <style:text-properties fo:font-weight="normal" officeooo:rsid="00106510" style:font-weight-asian="normal" style:font-weight-complex="normal"/>
    </style:style>
    <style:style style:name="T110" style:family="text">
      <style:text-properties fo:font-weight="normal" officeooo:rsid="00a0b81e" style:font-weight-asian="normal" style:font-weight-complex="normal"/>
    </style:style>
    <style:style style:name="T111" style:family="text">
      <style:text-properties fo:font-weight="normal" officeooo:rsid="009e9d14" style:font-weight-asian="normal" style:font-weight-complex="normal"/>
    </style:style>
    <style:style style:name="T112" style:family="text">
      <style:text-properties fo:font-weight="normal" officeooo:rsid="00886a08" style:font-weight-asian="normal" style:font-weight-complex="normal"/>
    </style:style>
    <style:style style:name="T113" style:family="text">
      <style:text-properties fo:font-weight="normal" officeooo:rsid="00df74b2" style:font-weight-asian="normal" style:font-weight-complex="normal"/>
    </style:style>
    <style:style style:name="T114" style:family="text">
      <style:text-properties fo:font-weight="normal" officeooo:rsid="00f9da51" style:font-weight-asian="normal" style:font-weight-complex="normal"/>
    </style:style>
    <style:style style:name="T115" style:family="text">
      <style:text-properties officeooo:rsid="00886a08"/>
    </style:style>
    <style:style style:name="T116" style:family="text">
      <style:text-properties officeooo:rsid="00891120"/>
    </style:style>
    <style:style style:name="T117" style:family="text">
      <style:text-properties officeooo:rsid="008e7c68"/>
    </style:style>
    <style:style style:name="T118" style:family="text">
      <style:text-properties officeooo:rsid="0090cb53"/>
    </style:style>
    <style:style style:name="T119" style:family="text">
      <style:text-properties officeooo:rsid="0096e3ff"/>
    </style:style>
    <style:style style:name="T120" style:family="text">
      <style:text-properties fo:font-style="normal" fo:font-weight="bold" officeooo:rsid="009e9d14" style:font-style-asian="normal" style:font-weight-asian="bold" style:font-style-complex="normal" style:font-weight-complex="bold"/>
    </style:style>
    <style:style style:name="T121" style:family="text">
      <style:text-properties fo:font-style="normal" fo:font-weight="bold" officeooo:rsid="001bfa9f" style:font-style-asian="normal" style:font-weight-asian="bold" style:font-style-complex="normal" style:font-weight-complex="bold"/>
    </style:style>
    <style:style style:name="T122" style:family="text">
      <style:text-properties officeooo:rsid="009989ca"/>
    </style:style>
    <style:style style:name="T123" style:family="text">
      <style:text-properties officeooo:rsid="00a38390"/>
    </style:style>
    <style:style style:name="T124" style:family="text">
      <style:text-properties officeooo:rsid="00a750c4"/>
    </style:style>
    <style:style style:name="T125" style:family="text">
      <style:text-properties officeooo:rsid="00acded4"/>
    </style:style>
    <style:style style:name="T126" style:family="text">
      <style:text-properties officeooo:rsid="00be6523"/>
    </style:style>
    <style:style style:name="T127" style:family="text">
      <style:text-properties fo:font-size="11pt" style:font-size-asian="11pt" style:font-size-complex="11pt"/>
    </style:style>
    <style:style style:name="T128" style:family="text">
      <style:text-properties fo:font-size="11pt" officeooo:rsid="000a8804" style:font-size-asian="11pt" style:font-size-complex="11pt"/>
    </style:style>
    <style:style style:name="T129" style:family="text">
      <style:text-properties fo:font-size="11pt" officeooo:rsid="004acf3f" style:font-size-asian="11pt" style:font-size-complex="11pt"/>
    </style:style>
    <style:style style:name="T130" style:family="text">
      <style:text-properties fo:font-size="11pt" officeooo:rsid="00c269fc" style:font-size-asian="11pt" style:font-size-complex="11pt"/>
    </style:style>
    <style:style style:name="T131" style:family="text">
      <style:text-properties fo:font-size="11pt" officeooo:rsid="000f69b3" style:font-size-asian="11pt" style:font-size-complex="11pt"/>
    </style:style>
    <style:style style:name="T132" style:family="text">
      <style:text-properties fo:font-size="11pt" officeooo:rsid="01143ced" style:font-size-asian="11pt" style:font-size-complex="11pt"/>
    </style:style>
    <style:style style:name="T133" style:family="text">
      <style:text-properties fo:font-size="11pt" officeooo:rsid="0114fa9e" style:font-size-asian="11pt" style:font-size-complex="11pt"/>
    </style:style>
    <style:style style:name="T134" style:family="text">
      <style:text-properties fo:font-size="11pt" officeooo:rsid="01167309" style:font-size-asian="11pt" style:font-size-complex="11pt"/>
    </style:style>
    <style:style style:name="T135" style:family="text">
      <style:text-properties fo:font-size="11pt" officeooo:rsid="00dbe0fe" style:font-size-asian="11pt" style:font-size-complex="11pt"/>
    </style:style>
    <style:style style:name="T136" style:family="text">
      <style:text-properties fo:font-size="11pt" fo:font-style="italic" style:font-size-asian="11pt" style:font-style-asian="italic" style:font-size-complex="11pt" style:font-style-complex="italic"/>
    </style:style>
    <style:style style:name="T137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38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39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40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41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42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43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44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45" style:family="text">
      <style:text-properties fo:font-size="11pt" fo:font-style="italic" officeooo:rsid="00eb1e79" style:font-size-asian="11pt" style:font-style-asian="italic" style:font-size-complex="11pt" style:font-style-complex="italic"/>
    </style:style>
    <style:style style:name="T146" style:family="text">
      <style:text-properties fo:font-size="11pt" fo:font-style="italic" officeooo:rsid="015f6016" style:font-size-asian="11pt" style:font-style-asian="italic" style:font-size-complex="11pt" style:font-style-complex="italic"/>
    </style:style>
    <style:style style:name="T147" style:family="text">
      <style:text-properties fo:font-size="11pt" fo:font-style="italic" officeooo:rsid="00df74b2" style:font-size-asian="11pt" style:font-style-asian="italic" style:font-size-complex="11pt" style:font-style-complex="italic"/>
    </style:style>
    <style:style style:name="T148" style:family="text">
      <style:text-properties fo:font-size="11pt" fo:font-style="italic" officeooo:rsid="00e0afbd" style:font-size-asian="11pt" style:font-style-asian="italic" style:font-size-complex="11pt" style:font-style-complex="italic"/>
    </style:style>
    <style:style style:name="T149" style:family="text">
      <style:text-properties fo:font-size="11pt" fo:font-style="italic" officeooo:rsid="011e08dc" style:font-size-asian="11pt" style:font-style-asian="italic" style:font-size-complex="11pt" style:font-style-complex="italic"/>
    </style:style>
    <style:style style:name="T150" style:family="text">
      <style:text-properties fo:font-size="11pt" fo:font-weight="bold" officeooo:rsid="00868d7d" style:font-size-asian="11pt" style:font-weight-asian="bold" style:font-size-complex="11pt" style:font-weight-complex="bold"/>
    </style:style>
    <style:style style:name="T151" style:family="text">
      <style:text-properties fo:font-size="11pt" fo:font-weight="bold" officeooo:rsid="011982a0" style:font-size-asian="11pt" style:font-weight-asian="bold" style:font-size-complex="11pt" style:font-weight-complex="bold"/>
    </style:style>
    <style:style style:name="T152" style:family="text">
      <style:text-properties officeooo:rsid="00c02a0e"/>
    </style:style>
    <style:style style:name="T153" style:family="text">
      <style:text-properties officeooo:rsid="00c042ca"/>
    </style:style>
    <style:style style:name="T154" style:family="text">
      <style:text-properties officeooo:rsid="00c1cf8b"/>
    </style:style>
    <style:style style:name="T155" style:family="text">
      <style:text-properties officeooo:rsid="00c2048b"/>
    </style:style>
    <style:style style:name="T156" style:family="text">
      <style:text-properties officeooo:rsid="00c6ae31"/>
    </style:style>
    <style:style style:name="T157" style:family="text">
      <style:text-properties officeooo:rsid="00c86d56"/>
    </style:style>
    <style:style style:name="T158" style:family="text">
      <style:text-properties officeooo:rsid="000a003f"/>
    </style:style>
    <style:style style:name="T159" style:family="text">
      <style:text-properties officeooo:rsid="00cb32ad"/>
    </style:style>
    <style:style style:name="T160" style:family="text">
      <style:text-properties officeooo:rsid="00ced058"/>
    </style:style>
    <style:style style:name="T161" style:family="text">
      <style:text-properties officeooo:rsid="008f01fd"/>
    </style:style>
    <style:style style:name="T162" style:family="text">
      <style:text-properties officeooo:rsid="0008a0bd"/>
    </style:style>
    <style:style style:name="T163" style:family="text">
      <style:text-properties officeooo:rsid="00cff4aa"/>
    </style:style>
    <style:style style:name="T164" style:family="text">
      <style:text-properties officeooo:rsid="00945209"/>
    </style:style>
    <style:style style:name="T165" style:family="text">
      <style:text-properties officeooo:rsid="00d6c54d"/>
    </style:style>
    <style:style style:name="T166" style:family="text">
      <style:text-properties officeooo:rsid="00dbe0fe"/>
    </style:style>
    <style:style style:name="T167" style:family="text">
      <style:text-properties officeooo:rsid="00df74b2"/>
    </style:style>
    <style:style style:name="T168" style:family="text">
      <style:text-properties officeooo:rsid="018e14c1"/>
    </style:style>
    <style:style style:name="T169" style:family="text">
      <style:text-properties officeooo:rsid="00e3f1ff"/>
    </style:style>
    <style:style style:name="T170" style:family="text">
      <style:text-properties officeooo:rsid="00e89399"/>
    </style:style>
    <style:style style:name="T171" style:family="text">
      <style:text-properties officeooo:rsid="00ecdd30"/>
    </style:style>
    <style:style style:name="T172" style:family="text">
      <style:text-properties officeooo:rsid="00ee38c9"/>
    </style:style>
    <style:style style:name="T173" style:family="text">
      <style:text-properties officeooo:rsid="00ee4cbd"/>
    </style:style>
    <style:style style:name="T174" style:family="text">
      <style:text-properties officeooo:rsid="03ee0d0e"/>
    </style:style>
    <style:style style:name="T175" style:family="text">
      <style:text-properties officeooo:rsid="00f59c4e"/>
    </style:style>
    <style:style style:name="T176" style:family="text">
      <style:text-properties officeooo:rsid="00f78902"/>
    </style:style>
    <style:style style:name="T177" style:family="text">
      <style:text-properties officeooo:rsid="00f93f80"/>
    </style:style>
    <style:style style:name="T178" style:family="text">
      <style:text-properties officeooo:rsid="00fd22c7"/>
    </style:style>
    <style:style style:name="T179" style:family="text">
      <style:text-properties officeooo:rsid="00fffbb4"/>
    </style:style>
    <style:style style:name="T180" style:family="text">
      <style:text-properties officeooo:rsid="01041872"/>
    </style:style>
    <style:style style:name="T181" style:family="text">
      <style:text-properties officeooo:rsid="0105de12"/>
    </style:style>
    <style:style style:name="T182" style:family="text">
      <style:text-properties officeooo:rsid="010d6ae7"/>
    </style:style>
    <style:style style:name="T183" style:family="text">
      <style:text-properties officeooo:rsid="01143ced"/>
    </style:style>
    <style:style style:name="T184" style:family="text">
      <style:text-properties officeooo:rsid="011982a0"/>
    </style:style>
    <style:style style:name="T185" style:family="text">
      <style:text-properties officeooo:rsid="00868d7d"/>
    </style:style>
    <style:style style:name="T186" style:family="text">
      <style:text-properties officeooo:rsid="011a1026"/>
    </style:style>
    <style:style style:name="T187" style:family="text">
      <style:text-properties officeooo:rsid="011be7fe"/>
    </style:style>
    <style:style style:name="T188" style:family="text">
      <style:text-properties officeooo:rsid="000a0ba2"/>
    </style:style>
    <style:style style:name="T189" style:family="text">
      <style:text-properties officeooo:rsid="012369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<text:span text:style-name="T183">apis/{api_id}</text:span>/<text:span text:style-name="T44">users</text:span></text:p>
      <text:p text:style-name="P1"/>
      <text:p text:style-name="P175">A co<text:span text:style-name="T45">llection of the users of the specified API being managed by the Chantico server.</text:span></text:p>
      <text:p text:style-name="P176"/>
      <text:p text:style-name="P166">Supported Request <text:span text:style-name="T158">M</text:span>ethods</text:p>
      <text:p text:style-name="P176"/>
      <text:p text:style-name="P178">GET – Returns a list of managed users <text:span text:style-name="T183">for the specified API</text:span></text:p>
      <text:p text:style-name="P177">POST – <text:span text:style-name="T46">Adds a new managed user for the given API</text:span></text:p>
      <text:p text:style-name="P177"/>
      <text:p text:style-name="P168">Supported <text:span text:style-name="T158">F</text:span>ormats</text:p>
      <text:p text:style-name="P168"/>
      <text:p text:style-name="P179">json</text:p>
      <text:p text:style-name="P179"/>
      <text:p text:style-name="P168">Authentication</text:p>
      <text:p text:style-name="P168"/>
      <text:p text:style-name="P180">Basic <text:span text:style-name="T47">(Only a Chantico administrator can list or create users)</text:span></text:p>
      <text:p text:style-name="P181"/>
      <text:p text:style-name="P170">Query Parameters (GET)</text:p>
      <text:p text:style-name="P18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10">Name</text:p>
          </table:table-cell>
          <table:table-cell table:style-name="Table1.A1" office:value-type="string">
            <text:p text:style-name="P311">Inclusion</text:p>
          </table:table-cell>
          <table:table-cell table:style-name="Table1.C1" office:value-type="string">
            <text:p text:style-name="P310">Description</text:p>
          </table:table-cell>
        </table:table-row>
        <table:table-row>
          <table:table-cell table:style-name="Table1.A2" office:value-type="string">
            <text:p text:style-name="P287">page</text:p>
          </table:table-cell>
          <table:table-cell table:style-name="Table1.A2" office:value-type="string">
            <text:p text:style-name="P290">optional</text:p>
          </table:table-cell>
          <table:table-cell table:style-name="Table1.C2" office:value-type="string">
            <text:p text:style-name="P288"><text:span text:style-name="T106">The display </text:span>page of a paginated user list.</text:p>
          </table:table-cell>
        </table:table-row>
        <table:table-row>
          <table:table-cell table:style-name="Table1.A2" office:value-type="string">
            <text:p text:style-name="P287">results</text:p>
          </table:table-cell>
          <table:table-cell table:style-name="Table1.A2" office:value-type="string">
            <text:p text:style-name="P290">optional</text:p>
          </table:table-cell>
          <table:table-cell table:style-name="Table1.C2" office:value-type="string">
            <text:p text:style-name="P289">The number of <text:span text:style-name="T108">users</text:span> <text:span text:style-name="T107">that make up a page.</text:span></text:p>
          </table:table-cell>
        </table:table-row>
        <table:table-row>
          <table:table-cell table:style-name="Table1.A2" office:value-type="string">
            <text:p text:style-name="P286">usernames</text:p>
          </table:table-cell>
          <table:table-cell table:style-name="Table1.A2" office:value-type="string">
            <text:p text:style-name="P285">optional</text:p>
          </table:table-cell>
          <table:table-cell table:style-name="Table1.C2" office:value-type="string">
            <text:p text:style-name="P284">A comma-separated list of <text:span text:style-name="T157">usernames to include in the results</text:span>.</text:p>
          </table:table-cell>
        </table:table-row>
      </table:table>
      <text:p text:style-name="P167"/>
      <text:p text:style-name="P171">Arguments <text:span text:style-name="T48">(POST)</text:span></text:p>
      <text:p text:style-name="P18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13">Name</text:p>
          </table:table-cell>
          <table:table-cell table:style-name="Table2.A1" office:value-type="string">
            <text:p text:style-name="P312">Inclusion</text:p>
          </table:table-cell>
          <table:table-cell table:style-name="Table2.C1" office:value-type="string">
            <text:p text:style-name="P313">Description</text:p>
          </table:table-cell>
        </table:table-row>
        <table:table-row>
          <table:table-cell table:style-name="Table2.A2" office:value-type="string">
            <text:p text:style-name="P291">username</text:p>
          </table:table-cell>
          <table:table-cell table:style-name="Table2.A2" office:value-type="string">
            <text:p text:style-name="P292">required</text:p>
          </table:table-cell>
          <table:table-cell table:style-name="Table2.C2" office:value-type="string">
            <text:p text:style-name="P293">A unique string <text:span text:style-name="T49">with which</text:span> to identify this user.</text:p>
          </table:table-cell>
        </table:table-row>
        <table:table-row>
          <table:table-cell table:style-name="Table2.A2" office:value-type="string">
            <text:p text:style-name="P291">authentication</text:p>
          </table:table-cell>
          <table:table-cell table:style-name="Table2.A2" office:value-type="string">
            <text:p text:style-name="P292">required</text:p>
          </table:table-cell>
          <table:table-cell table:style-name="Table2.C2" office:value-type="string">
            <text:p text:style-name="P291"><text:span text:style-name="T156">T</text:span>he token <text:span text:style-name="T50">need</text:span>ed to authenticate this user.</text:p>
          </table:table-cell>
        </table:table-row>
        <table:table-row>
          <table:table-cell table:style-name="Table2.A2" office:value-type="string">
            <text:p text:style-name="P295">role</text:p>
          </table:table-cell>
          <table:table-cell table:style-name="Table2.A2" office:value-type="string">
            <text:p text:style-name="P296">required</text:p>
          </table:table-cell>
          <table:table-cell table:style-name="Table2.C2" office:value-type="string">
            <text:p text:style-name="P295">Indicates the type of access <text:span text:style-name="T48">Chantico should request for this user</text:span>.</text:p>
          </table:table-cell>
        </table:table-row>
        <table:table-row>
          <table:table-cell table:style-name="Table2.A2" office:value-type="string">
            <text:p text:style-name="P297">options</text:p>
          </table:table-cell>
          <table:table-cell table:style-name="Table2.A2" office:value-type="string">
            <text:p text:style-name="P294">optional</text:p>
          </table:table-cell>
          <table:table-cell table:style-name="Table2.C2" office:value-type="string">
            <text:p text:style-name="P293"><text:span text:style-name="T65">A</text:span>dditional <text:span text:style-name="T51">directives </text:span>for requesting <text:span text:style-name="T65">API access from the</text:span> server.</text:p>
          </table:table-cell>
        </table:table-row>
      </table:table>
      <text:p text:style-name="P184"/>
      <text:p text:style-name="P172">Response Errors</text:p>
      <text:p text:style-name="P17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5">Error</text:p>
          </table:table-cell>
          <table:table-cell table:style-name="Table3.A1" office:value-type="string">
            <text:p text:style-name="P315">Reason</text:p>
          </table:table-cell>
          <table:table-cell table:style-name="Table3.C1" office:value-type="string">
            <text:p text:style-name="P314">Description</text:p>
          </table:table-cell>
        </table:table-row>
        <table:table-row>
          <table:table-cell table:style-name="Table3.A2" office:value-type="string">
            <text:p text:style-name="P298">400</text:p>
          </table:table-cell>
          <table:table-cell table:style-name="Table3.A2" office:value-type="string">
            <text:p text:style-name="P298">Bad Request</text:p>
          </table:table-cell>
          <table:table-cell table:style-name="Table3.C2" office:value-type="string">
            <text:p text:style-name="P299"><text:span text:style-name="T99">The request body is not valid JSON, some </text:span>required arguments have not been supplied, <text:span text:style-name="T154">or access could not be created using the given options directives.</text:span> <text:span text:style-name="T98">(POST only)</text:span>.</text:p>
          </table:table-cell>
        </table:table-row>
        <table:table-row>
          <table:table-cell table:style-name="Table3.A2" office:value-type="string">
            <text:p text:style-name="P298">401</text:p>
          </table:table-cell>
          <table:table-cell table:style-name="Table3.A2" office:value-type="string">
            <text:p text:style-name="P298">Unauthorized</text:p>
          </table:table-cell>
          <table:table-cell table:style-name="Table3.C2" office:value-type="string">
            <text:p text:style-name="P300">The 'Authori<text:span text:style-name="T97">z</text:span>ation' header is missing and must be supplied.</text:p>
          </table:table-cell>
        </table:table-row>
        <table:table-row>
          <table:table-cell table:style-name="Table3.A2" office:value-type="string">
            <text:p text:style-name="P298">403</text:p>
          </table:table-cell>
          <table:table-cell table:style-name="Table3.A2" office:value-type="string">
            <text:p text:style-name="P298">Forbidden</text:p>
          </table:table-cell>
          <table:table-cell table:style-name="Table3.C2" office:value-type="string">
            <text:p text:style-name="P309">The request authorisation did not include <text:span text:style-name="T176">Chantico root</text:span> credentials, <text:span text:style-name="T182">the client IP has been blacklisted, or is absent from an existent whitelist,</text:span><text:span text:style-name="T67"> </text:span><text:span text:style-name="T70">or the If-Match and ETag headers were missing</text:span><text:span text:style-name="T67">.</text:span></text:p>
          </table:table-cell>
        </table:table-row>
        <table:table-row>
          <table:table-cell table:style-name="Table3.A2" office:value-type="string">
            <text:p text:style-name="P301">404</text:p>
          </table:table-cell>
          <table:table-cell table:style-name="Table3.A2" office:value-type="string">
            <text:p text:style-name="P301">Not Found</text:p>
          </table:table-cell>
          <table:table-cell table:style-name="Table3.C2" office:value-type="string">
            <text:p text:style-name="P302">The <text:span text:style-name="T183">specified API does not presently</text:span> exist.</text:p>
          </table:table-cell>
        </table:table-row>
        <table:table-row>
          <table:table-cell table:style-name="Table3.A2" office:value-type="string">
            <text:p text:style-name="P303">405</text:p>
          </table:table-cell>
          <table:table-cell table:style-name="Table3.A2" office:value-type="string">
            <text:p text:style-name="P303">Method Not Allowed</text:p>
          </table:table-cell>
          <table:table-cell table:style-name="Table3.C2" office:value-type="string">
            <text:p text:style-name="P304"><text:span text:style-name="T99">T</text:span>he request method <text:span text:style-name="T99">was not one of:</text:span> GET, POST.</text:p>
          </table:table-cell>
        </table:table-row>
        <table:table-row>
          <table:table-cell table:style-name="Table3.A2" office:value-type="string">
            <text:p text:style-name="P305">406</text:p>
          </table:table-cell>
          <table:table-cell table:style-name="Table3.A2" office:value-type="string">
            <text:p text:style-name="P305">Not Acceptable</text:p>
          </table:table-cell>
          <table:table-cell table:style-name="Table3.C2" office:value-type="string">
            <text:p text:style-name="P306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307">409</text:p>
          </table:table-cell>
          <table:table-cell table:style-name="Table3.A2" office:value-type="string">
            <text:p text:style-name="P307">Conflict</text:p>
          </table:table-cell>
          <table:table-cell table:style-name="Table3.C2" office:value-type="string">
            <text:p text:style-name="P308">Chantico has already registered a user with the given username.</text:p>
          </table:table-cell>
        </table:table-row>
      </table:table>
      <text:p text:style-name="P12"/>
      <text:p text:style-name="P12"/>
      <text:p text:style-name="P12"><text:soft-page-break/></text:p>
      <text:p text:style-name="P12">Example<text:span text:style-name="T11">s</text:span></text:p>
      <text:p text:style-name="P12"/>
      <text:p text:style-name="P163">GET /<text:span text:style-name="T184">apis/02586941785</text:span>/user<text:span text:style-name="T155">s</text:span></text:p>
      <text:p text:style-name="P163"/>
      <text:p text:style-name="P163">Response Body:</text:p>
      <text:p text:style-name="P173">{</text:p>
      <text:p text:style-name="P140"><text:span text:style-name="T136"><text:tab/>“</text:span><text:span text:style-name="T137">self”:“</text:span><text:a xlink:type="simple" xlink:href="https://api.doga.gov/1.0/templates"><text:span text:style-name="T136">https://login.mywadapi.com/apis/02586941785/</text:span></text:a><text:a xlink:type="simple" xlink:href="https://api.doga.gov/1.0/templates"><text:span text:style-name="T138">user</text:span></text:a><text:a xlink:type="simple" xlink:href="https://api.doga.gov/1.0/templates"><text:span text:style-name="T139">s</text:span></text:a><text:span text:style-name="T140">”,</text:span></text:p>
      <text:p text:style-name="P140"><text:span text:style-name="T140"><text:tab/>“</text:span><text:span text:style-name="T141">next”:”</text:span><text:a xlink:type="simple" xlink:href="https://api.doga.gov/1.0/templates?page=3&amp;results=3"><text:span text:style-name="T136">https://login.mywadapi.com/apis/02586941785/</text:span></text:a><text:a xlink:type="simple" xlink:href="https://api.doga.gov/1.0/templates?page=3&amp;results=3"><text:span text:style-name="T138">user</text:span></text:a><text:a xlink:type="simple" xlink:href="https://api.doga.gov/1.0/templates?page=3&amp;results=3"><text:span text:style-name="T141">s?page</text:span></text:a><text:a xlink:type="simple" xlink:href="https://api.doga.gov/1.0/templates?page=3&amp;results=3"><text:span text:style-name="T142">=</text:span></text:a><text:a xlink:type="simple" xlink:href="https://api.doga.gov/1.0/templates?page=3&amp;results=3"><text:span text:style-name="T138">2</text:span></text:a><text:span text:style-name="T141">”,</text:span></text:p>
      <text:p text:style-name="P185"><text:span text:style-name="T21"><text:tab/>“</text:span><text:span text:style-name="T22">total”: “10</text:span><text:span text:style-name="T23">0</text:span><text:span text:style-name="T22">”,</text:span></text:p>
      <text:p text:style-name="P191"><text:tab/>“users”:[</text:p>
      <text:p text:style-name="P192"><text:tab/><text:tab/><text:span text:style-name="T116">{</text:span></text:p>
      <text:p text:style-name="P110"><text:span text:style-name="T127"><text:tab/><text:tab/><text:tab/></text:span><text:span text:style-name="T128">“self”:“</text:span><text:a xlink:type="simple" xlink:href="https://api.doga.gov/1.0/user/1421427848"><text:span text:style-name="T128">https://login.mywadapi.com/apis/02586941785/</text:span></text:a><text:a xlink:type="simple" xlink:href="https://api.doga.gov/1.0/user/1421427848"><text:span text:style-name="T128">user</text:span></text:a><text:a xlink:type="simple" xlink:href="https://api.doga.gov/1.0/user/1421427848"><text:span text:style-name="T132">s</text:span></text:a><text:a xlink:type="simple" xlink:href="https://api.doga.gov/1.0/user/1421427848"><text:span text:style-name="T128">/1421427848</text:span></text:a><text:span text:style-name="T128">”,</text:span></text:p>
      <text:p text:style-name="P188"><text:span text:style-name="T12"><text:tab/><text:tab/><text:tab/></text:span><text:span text:style-name="T14">“username”:”user_x”,</text:span></text:p>
      <text:p text:style-name="P194"><text:tab/><text:tab/><text:tab/>“<text:span text:style-name="T10">role”:“3”,</text:span></text:p>
      <text:p text:style-name="P82"><text:span text:style-name="T127"><text:tab/><text:tab/><text:tab/>“</text:span><text:span text:style-name="T129">tokens”:“</text:span><text:a xlink:type="simple" xlink:href="https://api.doga.gov/1.0/user/1421427848/tokens"><text:span text:style-name="T129">https://login.mywadapi.com/apis/025..785/user</text:span></text:a><text:a xlink:type="simple" xlink:href="https://api.doga.gov/1.0/user/1421427848/tokens"><text:span text:style-name="T132">s</text:span></text:a><text:a xlink:type="simple" xlink:href="https://api.doga.gov/1.0/user/1421427848/tokens"><text:span text:style-name="T129">/1421427848/tokens</text:span></text:a><text:span text:style-name="T129">”,</text:span></text:p>
      <text:p text:style-name="P82"><text:span text:style-name="T129"><text:tab/><text:tab/><text:tab/>“</text:span><text:span text:style-name="T130">options”:[</text:span></text:p>
      <text:p text:style-name="P83"><text:span text:style-name="T130"><text:tab/><text:tab/><text:tab/><text:tab/>“organisation”:”</text:span><text:a xlink:type="simple" xlink:href="https://api.doga.gov/1.0/templates/1821939847/questions/1304768"><text:span text:style-name="T131">https://</text:span></text:a><text:a xlink:type="simple" xlink:href="https://api.doga.gov/1.0/templates/1821939847/questions/1304768"><text:span text:style-name="T133">gbsv.mywadapi.com</text:span></text:a><text:a xlink:type="simple" xlink:href="https://api.doga.gov/1.0/templates/1821939847/questions/1304768"><text:span text:style-name="T131">/organisations/gender</text:span></text:a><text:span text:style-name="T130">”</text:span></text:p>
      <text:p text:style-name="P205"><text:tab/><text:tab/><text:tab/>]</text:p>
      <text:p text:style-name="P194"><text:tab/><text:tab/><text:span text:style-name="T116">},</text:span>…</text:p>
      <text:p text:style-name="P192"><text:tab/><text:span text:style-name="T115">]</text:span></text:p>
      <text:p text:style-name="P173">}</text:p>
      <text:p text:style-name="P164"/>
      <text:p text:style-name="P332">GET <text:span text:style-name="T185">/apis/02586941785</text:span>/users?page=4&amp;results=5</text:p>
      <text:p text:style-name="P195"/>
      <text:p text:style-name="P189">Response Body:</text:p>
      <text:p text:style-name="P200">{</text:p>
      <text:p text:style-name="P140"><text:span text:style-name="T136"><text:tab/>“</text:span><text:span text:style-name="T137">self”:“</text:span><text:a xlink:type="simple" xlink:href="https://api.doga.gov/1.0/templates"><text:span text:style-name="T136">https://login.mywadapi.com/apis/02586941785/</text:span></text:a><text:a xlink:type="simple" xlink:href="https://api.doga.gov/1.0/templates"><text:span text:style-name="T143">user</text:span></text:a><text:a xlink:type="simple" xlink:href="https://api.doga.gov/1.0/templates"><text:span text:style-name="T139">s?page=</text:span></text:a><text:a xlink:type="simple" xlink:href="https://api.doga.gov/1.0/templates"><text:span text:style-name="T143">4</text:span></text:a><text:a xlink:type="simple" xlink:href="https://api.doga.gov/1.0/templates"><text:span text:style-name="T139">&amp;results</text:span></text:a><text:a xlink:type="simple" xlink:href="https://api.doga.gov/1.0/templates"><text:span text:style-name="T143">=5</text:span></text:a><text:span text:style-name="T140">”,</text:span></text:p>
      <text:p text:style-name="P140"><text:span text:style-name="T140"><text:tab/>“</text:span><text:span text:style-name="T142">prev</text:span><text:span text:style-name="T141">”:”</text:span><text:a xlink:type="simple" xlink:href="https://api.doga.gov/1.0/templates"><text:span text:style-name="T140">https://login.mywadapi.com/apis/02586941785/</text:span></text:a><text:a xlink:type="simple" xlink:href="https://api.doga.gov/1.0/templates"><text:span text:style-name="T143">user</text:span></text:a><text:a xlink:type="simple" xlink:href="https://api.doga.gov/1.0/templates"><text:span text:style-name="T141">s?page</text:span></text:a><text:a xlink:type="simple" xlink:href="https://api.doga.gov/1.0/templates"><text:span text:style-name="T142">=</text:span></text:a><text:a xlink:type="simple" xlink:href="https://api.doga.gov/1.0/templates"><text:span text:style-name="T143">3</text:span></text:a><text:a xlink:type="simple" xlink:href="https://api.doga.gov/1.0/templates"><text:span text:style-name="T142">&amp;results</text:span></text:a><text:a xlink:type="simple" xlink:href="https://api.doga.gov/1.0/templates"><text:span text:style-name="T143">=5</text:span></text:a><text:span text:style-name="T141">”,</text:span></text:p>
      <text:p text:style-name="P140"><text:span text:style-name="T140"><text:tab/>“</text:span><text:span text:style-name="T141">next”:”</text:span><text:a xlink:type="simple" xlink:href="https://api.doga.gov/1.0/templates?page=3&amp;results=3"><text:span text:style-name="T136">https://login.mywadapi.com/apis/02586941785/</text:span></text:a><text:a xlink:type="simple" xlink:href="https://api.doga.gov/1.0/templates?page=3&amp;results=3"><text:span text:style-name="T143">user</text:span></text:a><text:a xlink:type="simple" xlink:href="https://api.doga.gov/1.0/templates?page=3&amp;results=3"><text:span text:style-name="T141">s?page</text:span></text:a><text:a xlink:type="simple" xlink:href="https://api.doga.gov/1.0/templates?page=3&amp;results=3"><text:span text:style-name="T142">=</text:span></text:a><text:a xlink:type="simple" xlink:href="https://api.doga.gov/1.0/templates?page=3&amp;results=3"><text:span text:style-name="T143">5</text:span></text:a><text:a xlink:type="simple" xlink:href="https://api.doga.gov/1.0/templates?page=3&amp;results=3"><text:span text:style-name="T142">&amp;results</text:span></text:a><text:a xlink:type="simple" xlink:href="https://api.doga.gov/1.0/templates?page=3&amp;results=3"><text:span text:style-name="T143">=5</text:span></text:a><text:span text:style-name="T141">”,</text:span></text:p>
      <text:p text:style-name="P185"><text:span text:style-name="T21"><text:tab/>“</text:span><text:span text:style-name="T22">total”: “1</text:span><text:span text:style-name="T24">0</text:span><text:span text:style-name="T22">0”,</text:span></text:p>
      <text:p text:style-name="P206"><text:span text:style-name="T109"><text:tab/>“</text:span><text:span text:style-name="T112">user</text:span><text:span text:style-name="T110">s</text:span><text:span text:style-name="T111">”:</text:span><text:span text:style-name="T110">[</text:span></text:p>
      <text:p text:style-name="P193"><text:tab/><text:tab/><text:span text:style-name="T116">{</text:span></text:p>
      <text:p text:style-name="P111"><text:span text:style-name="T127"><text:tab/><text:tab/><text:tab/></text:span><text:span text:style-name="T128">“self”:“</text:span><text:a xlink:type="simple" xlink:href="https://api.doga.gov/1.0/user/1421427848"><text:span text:style-name="T128">https://login.mywadapi.com/apis/02586941785/</text:span></text:a><text:a xlink:type="simple" xlink:href="https://api.doga.gov/1.0/user/1421427848"><text:span text:style-name="T128">user/3092845734</text:span></text:a><text:span text:style-name="T128">”,</text:span></text:p>
      <text:p text:style-name="P186"><text:span text:style-name="T12"><text:tab/><text:tab/><text:tab/></text:span><text:span text:style-name="T14">“username”:”user_x”,</text:span></text:p>
      <text:p text:style-name="P196"><text:tab/><text:tab/><text:tab/>“<text:span text:style-name="T10">role”:“3”,</text:span></text:p>
      <text:p text:style-name="P330"><text:span text:style-name="T127"><text:tab/><text:tab/><text:tab/>“</text:span><text:span text:style-name="T129">tokens”:“</text:span><text:a xlink:type="simple" xlink:href="https://login.mywadapi.com/apis/0258694"><text:span text:style-name="T129">https://login.mywadapi.com/apis/02</text:span></text:a><text:a xlink:type="simple" xlink:href="https://login.mywadapi.com/apis/0258694"><text:span text:style-name="T134">5</text:span></text:a><text:a xlink:type="simple" xlink:href="https://login.mywadapi.com/apis/0258694"><text:span text:style-name="T129">...</text:span></text:a><text:a xlink:type="simple" xlink:href="https://api.doga.gov/1.0/user/1421427848/tokens"><text:span text:style-name="T129">785/user/3902845734/tokens</text:span></text:a><text:span text:style-name="T129">”</text:span></text:p>
      <text:p text:style-name="P331"><text:tab/><text:tab/><text:span text:style-name="T116">}, </text:span>…</text:p>
      <text:p text:style-name="P203"><text:tab/>]</text:p>
      <text:p text:style-name="P202">}</text:p>
      <text:p text:style-name="P174"/>
      <text:p text:style-name="P333"><text:span text:style-name="T58">POST </text:span><text:span text:style-name="T62">/</text:span><text:span text:style-name="T63">apis/02586941785</text:span><text:span text:style-name="T58">/</text:span><text:span text:style-name="T59">user</text:span><text:span text:style-name="T61">s</text:span></text:p>
      <text:p text:style-name="P165"/>
      <text:p text:style-name="P165">Request <text:span text:style-name="T10">Body</text:span>:</text:p>
      <text:p text:style-name="P197">{</text:p>
      <text:p text:style-name="P198"><text:tab/>“<text:span text:style-name="T53">username”:”user_x”</text:span></text:p>
      <text:p text:style-name="P204"><text:tab/>“password”:”5f4dcc3b5aa765d61d8327deb882cf99”</text:p>
      <text:p text:style-name="P198"><text:tab/>“<text:span text:style-name="T10">role”:“3”</text:span></text:p>
      <text:p text:style-name="P197">}</text:p>
      <text:p text:style-name="P197"/>
      <text:p text:style-name="P190">Response Body:</text:p>
      <text:p text:style-name="P201">{</text:p>
      <text:p text:style-name="P135"><text:span text:style-name="T136"><text:tab/>“self”:“</text:span><text:a xlink:type="simple" xlink:href="https://api.doga.gov/1.0/user/1421427848"><text:span text:style-name="T136">https://login.mywadapi.com/apis/02586941785/</text:span></text:a><text:a xlink:type="simple" xlink:href="https://api.doga.gov/1.0/user/1421427848"><text:span text:style-name="T144">user/1421427848</text:span></text:a><text:span text:style-name="T144">”</text:span><text:span text:style-name="T136">,</text:span></text:p>
      <text:p text:style-name="P187"><text:span text:style-name="T12"><text:tab/></text:span><text:span text:style-name="T14">“username”:”user_x”,</text:span></text:p>
      <text:p text:style-name="P199"><text:tab/>“<text:span text:style-name="T10">role”:“3”,</text:span></text:p>
      <text:p text:style-name="P74"><text:span text:style-name="T127"><text:tab/>“</text:span><text:span text:style-name="T129">tokens”:“</text:span><text:a xlink:type="simple" xlink:href="https://api.doga.gov/1.0/user/1421427848"><text:span text:style-name="T129">https://login.mywadapi.com/apis/02586941785/user/1421427848/tokens</text:span></text:a><text:span text:style-name="T129">”</text:span></text:p>
      <text:p text:style-name="P201">}</text:p>
      <text:p text:style-name="P342"><text:span text:style-name="T183">apis/{api_id}/users/{user_id}</text:span></text:p>
      <text:p text:style-name="P21"/>
      <text:p text:style-name="P56">A <text:span text:style-name="T55">user who's access to the specified API is being managed by Chantico.</text:span></text:p>
      <text:p text:style-name="P38"/>
      <text:p text:style-name="P2"><text:span text:style-name="T1">Supported Request </text:span><text:span text:style-name="T2">M</text:span><text:span text:style-name="T1">ethods</text:span></text:p>
      <text:p text:style-name="P38"/>
      <text:p text:style-name="P59">GET – Returns <text:span text:style-name="T55">a representation of the user resource</text:span></text:p>
      <text:p text:style-name="P38">P<text:span text:style-name="T55">UT</text:span> – <text:span text:style-name="T55">Modifies an existing user resource</text:span></text:p>
      <text:p text:style-name="P68">DELETE – Deletes a user resource, thereby revoking its API access.</text:p>
      <text:p text:style-name="P38"/>
      <text:p text:style-name="P7"><text:span text:style-name="T1">Supported </text:span><text:span text:style-name="T2">F</text:span><text:span text:style-name="T1">ormats</text:span></text:p>
      <text:p text:style-name="P7"/>
      <text:p text:style-name="P44">json</text:p>
      <text:p text:style-name="P44"/>
      <text:p text:style-name="P154">Authentication</text:p>
      <text:p text:style-name="P7"/>
      <text:p text:style-name="P63">Basic</text:p>
      <text:p text:style-name="P2"/>
      <text:p text:style-name="P22">Arguments <text:span text:style-name="T48">(PUT)</text:span></text:p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18">Name</text:p>
          </table:table-cell>
          <table:table-cell table:style-name="Table4.A1" office:value-type="string">
            <text:p text:style-name="P214">Inclusion</text:p>
          </table:table-cell>
          <table:table-cell table:style-name="Table4.C1" office:value-type="string">
            <text:p text:style-name="P218">Description</text:p>
          </table:table-cell>
        </table:table-row>
        <table:table-row>
          <table:table-cell table:style-name="Table4.A2" office:value-type="string">
            <text:p text:style-name="P232">username</text:p>
          </table:table-cell>
          <table:table-cell table:style-name="Table4.A2" office:value-type="string">
            <text:p text:style-name="P230">required</text:p>
          </table:table-cell>
          <table:table-cell table:style-name="Table4.C2" office:value-type="string">
            <text:p text:style-name="P235">A unique string <text:span text:style-name="T49">with which</text:span> to identify this user.</text:p>
          </table:table-cell>
        </table:table-row>
        <table:table-row>
          <table:table-cell table:style-name="Table4.A2" office:value-type="string">
            <text:p text:style-name="P232">authentication</text:p>
          </table:table-cell>
          <table:table-cell table:style-name="Table4.A2" office:value-type="string">
            <text:p text:style-name="P316">optional</text:p>
          </table:table-cell>
          <table:table-cell table:style-name="Table4.C2" office:value-type="string">
            <text:p text:style-name="P232"><text:span text:style-name="T156">T</text:span>he token <text:span text:style-name="T50">need</text:span>ed to authenticate this user.</text:p>
          </table:table-cell>
        </table:table-row>
        <table:table-row>
          <table:table-cell table:style-name="Table4.A2" office:value-type="string">
            <text:p text:style-name="P213">role</text:p>
          </table:table-cell>
          <table:table-cell table:style-name="Table4.A2" office:value-type="string">
            <text:p text:style-name="P212">required</text:p>
          </table:table-cell>
          <table:table-cell table:style-name="Table4.C2" office:value-type="string">
            <text:p text:style-name="P213">Indicates the type of access <text:span text:style-name="T48">Chantico should request for this user</text:span>.</text:p>
          </table:table-cell>
        </table:table-row>
        <table:table-row>
          <table:table-cell table:style-name="Table4.A2" office:value-type="string">
            <text:p text:style-name="P233">options</text:p>
          </table:table-cell>
          <table:table-cell table:style-name="Table4.A2" office:value-type="string">
            <text:p text:style-name="P234">optional</text:p>
          </table:table-cell>
          <table:table-cell table:style-name="Table4.C2" office:value-type="string">
            <text:p text:style-name="P235">Provides additional <text:span text:style-name="T51">directives </text:span>for Chantico to use when <text:span text:style-name="T56">modifying the</text:span> user<text:span text:style-name="T56">'s</text:span> <text:span text:style-name="T56">API </text:span>access.</text:p>
          </table:table-cell>
        </table:table-row>
      </table:table>
      <text:p text:style-name="P49"/>
      <text:p text:style-name="P31">Response Errors</text:p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25">Error</text:p>
          </table:table-cell>
          <table:table-cell table:style-name="Table5.A1" office:value-type="string">
            <text:p text:style-name="P225">Reason</text:p>
          </table:table-cell>
          <table:table-cell table:style-name="Table5.C1" office:value-type="string">
            <text:p text:style-name="P219">Description</text:p>
          </table:table-cell>
        </table:table-row>
        <table:table-row>
          <table:table-cell table:style-name="Table5.A2" office:value-type="string">
            <text:p text:style-name="P238">400</text:p>
          </table:table-cell>
          <table:table-cell table:style-name="Table5.A2" office:value-type="string">
            <text:p text:style-name="P238">Bad Request</text:p>
          </table:table-cell>
          <table:table-cell table:style-name="Table5.C2" office:value-type="string">
            <text:p text:style-name="P243"><text:span text:style-name="T99">The request body is not valid JSON,</text:span> <text:span text:style-name="T98">some </text:span>required arguments have not been supplied <text:span text:style-name="T154">or access could not be created using the given options directives.</text:span> <text:span text:style-name="T98">(PUT only)</text:span>.</text:p>
          </table:table-cell>
        </table:table-row>
        <table:table-row>
          <table:table-cell table:style-name="Table5.A2" office:value-type="string">
            <text:p text:style-name="P238">401</text:p>
          </table:table-cell>
          <table:table-cell table:style-name="Table5.A2" office:value-type="string">
            <text:p text:style-name="P238">Unauthorized</text:p>
          </table:table-cell>
          <table:table-cell table:style-name="Table5.C2" office:value-type="string">
            <text:p text:style-name="P237">The 'Authori<text:span text:style-name="T97">z</text:span>ation' header is missing and must be supplied.</text:p>
          </table:table-cell>
        </table:table-row>
        <table:table-row>
          <table:table-cell table:style-name="Table5.A2" office:value-type="string">
            <text:p text:style-name="P238">403</text:p>
          </table:table-cell>
          <table:table-cell table:style-name="Table5.A2" office:value-type="string">
            <text:p text:style-name="P238">Forbidden</text:p>
          </table:table-cell>
          <table:table-cell table:style-name="Table5.C2" office:value-type="string">
            <text:p text:style-name="P283"><text:span text:style-name="T153">The provided authentication tokens do not match this user, the client IP has been blacklisted, or is absent from an existent whitelist,</text:span><text:span text:style-name="T71"> </text:span><text:span text:style-name="T70">or the If-Match and ETag headers were missing</text:span><text:span text:style-name="T153">.</text:span></text:p>
          </table:table-cell>
        </table:table-row>
        <table:table-row>
          <table:table-cell table:style-name="Table5.A2" office:value-type="string">
            <text:p text:style-name="P265">404</text:p>
          </table:table-cell>
          <table:table-cell table:style-name="Table5.A2" office:value-type="string">
            <text:p text:style-name="P265">Not Found</text:p>
          </table:table-cell>
          <table:table-cell table:style-name="Table5.C2" office:value-type="string">
            <text:p text:style-name="P268"><text:span text:style-name="T101">No</text:span> user resource presently exist<text:span text:style-name="T101">s at the request URI</text:span>.</text:p>
          </table:table-cell>
        </table:table-row>
        <table:table-row>
          <table:table-cell table:style-name="Table5.A2" office:value-type="string">
            <text:p text:style-name="P247">405</text:p>
          </table:table-cell>
          <table:table-cell table:style-name="Table5.A2" office:value-type="string">
            <text:p text:style-name="P247">Method Not Allowed</text:p>
          </table:table-cell>
          <table:table-cell table:style-name="Table5.C2" office:value-type="string">
            <text:p text:style-name="P251"><text:span text:style-name="T99">T</text:span>he request method <text:span text:style-name="T99">was not one of:</text:span> GET, <text:span text:style-name="T100">PUT, DELETE</text:span>.</text:p>
          </table:table-cell>
        </table:table-row>
        <table:table-row>
          <table:table-cell table:style-name="Table5.A2" office:value-type="string">
            <text:p text:style-name="P254">406</text:p>
          </table:table-cell>
          <table:table-cell table:style-name="Table5.A2" office:value-type="string">
            <text:p text:style-name="P254">Not Acceptable</text:p>
          </table:table-cell>
          <table:table-cell table:style-name="Table5.C2" office:value-type="string">
            <text:p text:style-name="P260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258">409</text:p>
          </table:table-cell>
          <table:table-cell table:style-name="Table5.A2" office:value-type="string">
            <text:p text:style-name="P258">Conflict</text:p>
          </table:table-cell>
          <table:table-cell table:style-name="Table5.C2" office:value-type="string">
            <text:p text:style-name="P281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271">410</text:p>
          </table:table-cell>
          <table:table-cell table:style-name="Table5.A2" office:value-type="string">
            <text:p text:style-name="P271">Gone</text:p>
          </table:table-cell>
          <table:table-cell table:style-name="Table5.C2" office:value-type="string">
            <text:p text:style-name="P274">A user resource <text:span text:style-name="T102">o</text:span>nce existed <text:span text:style-name="T102">at this URI</text:span>, but does not any more, <text:span text:style-name="T103">and will not at any point in the future</text:span>.</text:p>
          </table:table-cell>
        </table:table-row>
        <table:table-row>
          <table:table-cell table:style-name="Table5.A2" office:value-type="string">
            <text:p text:style-name="P258">412</text:p>
          </table:table-cell>
          <table:table-cell table:style-name="Table5.A2" office:value-type="string">
            <text:p text:style-name="P258">Precondition Failed</text:p>
          </table:table-cell>
          <table:table-cell table:style-name="Table5.C2" office:value-type="string">
            <text:p text:style-name="P263">The user's state has changed since the specified Modified-Date and ETag were issued.</text:p>
          </table:table-cell>
        </table:table-row>
      </table:table>
      <text:p text:style-name="P13"><text:soft-page-break/>Example<text:span text:style-name="T11">s</text:span></text:p>
      <text:p text:style-name="P13"/>
      <text:p text:style-name="P334"><text:span text:style-name="T57">GE</text:span><text:span text:style-name="T58">T </text:span><text:span text:style-name="T92">/</text:span><text:span text:style-name="T93">apis/02586941785</text:span><text:span text:style-name="T94">/</text:span><text:span text:style-name="T95">user</text:span><text:span text:style-name="T93">s</text:span><text:span text:style-name="T95">/</text:span><text:span text:style-name="T91">1421427848</text:span></text:p>
      <text:p text:style-name="P75"/>
      <text:p text:style-name="P125">Response Body:</text:p>
      <text:p text:style-name="P125"/>
      <text:p text:style-name="P90">{</text:p>
      <text:p text:style-name="P136"><text:span text:style-name="T12"><text:tab/>“self”:“</text:span><text:a xlink:type="simple" xlink:href="https://api.doga.gov/1.0/user/1421427848"><text:span text:style-name="T12">https://login.mywadapi.com/apis/02586941785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36"><text:span text:style-name="T12"><text:tab/></text:span><text:span text:style-name="T14">“username”:”user_x”,</text:span></text:p>
      <text:p text:style-name="P75"><text:tab/>“<text:span text:style-name="T10">role”:“3”,</text:span></text:p>
      <text:p text:style-name="P75"><text:tab/>“<text:span text:style-name="T54">tokens”:“</text:span><text:a xlink:type="simple" xlink:href="https://api.doga.gov/1.0/user/1421427848"><text:span text:style-name="T54">https://login.mywadapi.com/apis/02586941785/user/1421427848/tokens</text:span></text:a><text:span text:style-name="T54">”</text:span></text:p>
      <text:p text:style-name="P159">}</text:p>
      <text:p text:style-name="P159"/>
      <text:p text:style-name="P335"><text:span text:style-name="T56">PUT </text:span><text:span text:style-name="T72">/</text:span><text:span text:style-name="T73">apis/02586941785</text:span><text:span text:style-name="T56">/user/</text:span><text:span text:style-name="T13">1421427848</text:span></text:p>
      <text:p text:style-name="P14"/>
      <text:p text:style-name="P14">Request <text:span text:style-name="T10">Body</text:span>:</text:p>
      <text:p text:style-name="P14"/>
      <text:p text:style-name="P76">{</text:p>
      <text:p text:style-name="P76"><text:tab/>“<text:span text:style-name="T53">username”:”user_y”</text:span></text:p>
      <text:p text:style-name="P98"><text:tab/>“<text:span text:style-name="T159">authentication</text:span>”:”<text:span text:style-name="T64">ac1ef17c2db40995e9fdd40b04a5a649</text:span>”</text:p>
      <text:p text:style-name="P76"><text:tab/>“<text:span text:style-name="T10">role”:“3”,</text:span></text:p>
      <text:p text:style-name="P99"><text:tab/>“options”:</text:p>
      <text:p text:style-name="P99"><text:tab/>{</text:p>
      <text:p text:style-name="P99"><text:tab/><text:tab/>“rate-limit”:”1000”</text:p>
      <text:p text:style-name="P99"><text:tab/>}</text:p>
      <text:p text:style-name="P76">}</text:p>
      <text:p text:style-name="P76"/>
      <text:p text:style-name="P126">Response Body:</text:p>
      <text:p text:style-name="P126"/>
      <text:p text:style-name="P91">{</text:p>
      <text:p text:style-name="P137"><text:span text:style-name="T12"><text:tab/>“self”:“</text:span><text:a xlink:type="simple" xlink:href="https://api.doga.gov/1.0/user/1421427848"><text:span text:style-name="T12">https://login.mywadapi.com/apis/02586941785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37"><text:span text:style-name="T12"><text:tab/></text:span><text:span text:style-name="T14">“username”:”user_</text:span><text:span text:style-name="T18">y</text:span><text:span text:style-name="T14">”,</text:span></text:p>
      <text:p text:style-name="P84"><text:tab/>“<text:span text:style-name="T10">role”:“3”,</text:span></text:p>
      <text:p text:style-name="P100"><text:tab/>“options”:</text:p>
      <text:p text:style-name="P100"><text:tab/>{</text:p>
      <text:p text:style-name="P100"><text:tab/><text:tab/>“rate-limit”:”1000”</text:p>
      <text:p text:style-name="P100"><text:tab/>},</text:p>
      <text:p text:style-name="P76"><text:tab/>“<text:span text:style-name="T54">tokens”:“</text:span><text:a xlink:type="simple" xlink:href="https://api.doga.gov/1.0/user/1421427848"><text:span text:style-name="T54">https://login.mywadapi.com/apis/02586941785/user/1421427848/tokens</text:span></text:a><text:span text:style-name="T54">”</text:span></text:p>
      <text:p text:style-name="P160">}</text:p>
      <text:p text:style-name="P15"/>
      <text:p text:style-name="P334"><text:span text:style-name="T60">DELETE</text:span><text:span text:style-name="T58"> </text:span><text:span text:style-name="T92">/</text:span><text:span text:style-name="T93">apis/02586941785</text:span><text:span text:style-name="T58">/</text:span><text:span text:style-name="T59">user/</text:span><text:span text:style-name="T43">1421427848</text:span></text:p>
      <text:p text:style-name="P77"/>
      <text:p text:style-name="P127">Response Body:</text:p>
      <text:p text:style-name="P127"/>
      <text:p text:style-name="P92">{</text:p>
      <text:p text:style-name="P138"><text:span text:style-name="T12"><text:tab/>“</text:span><text:span text:style-name="T15">message</text:span><text:span text:style-name="T12">”:“</text:span><text:span text:style-name="T17">User </text:span><text:span text:style-name="T13">1421427848</text:span><text:span text:style-name="T12"> </text:span><text:span text:style-name="T16">has been </text:span><text:span text:style-name="T17">deleted, and API access</text:span><text:span text:style-name="T16"> revoked.”</text:span></text:p>
      <text:p text:style-name="P160">}</text:p>
      <text:p text:style-name="P324">/<text:span text:style-name="T186">apis/{api_id}</text:span>/<text:span text:style-name="T44">user/{user_id}/tokens</text:span></text:p>
      <text:p text:style-name="P25"/>
      <text:p text:style-name="P69">Valid API access tokens for the specified user. Read-Only.</text:p>
      <text:p text:style-name="P39"/>
      <text:p text:style-name="P3"><text:span text:style-name="T1">Supported Request </text:span><text:span text:style-name="T2">M</text:span><text:span text:style-name="T1">ethods</text:span></text:p>
      <text:p text:style-name="P39"/>
      <text:p text:style-name="P60">GET – Returns <text:span text:style-name="T152">the most recent set of API tokens for the user.</text:span></text:p>
      <text:p text:style-name="P39"/>
      <text:p text:style-name="P8"><text:span text:style-name="T1">Supported </text:span><text:span text:style-name="T2">F</text:span><text:span text:style-name="T1">ormats</text:span></text:p>
      <text:p text:style-name="P8"/>
      <text:p text:style-name="P45">json</text:p>
      <text:p text:style-name="P45"/>
      <text:p text:style-name="P155">Authentication</text:p>
      <text:p text:style-name="P8"/>
      <text:p text:style-name="P64">Basic</text:p>
      <text:p text:style-name="P50"/>
      <text:p text:style-name="P26">Query Parameters</text:p>
      <text:p text:style-name="P26"/>
      <text:p text:style-name="P71">None</text:p>
      <text:p text:style-name="P71"/>
      <text:p text:style-name="P26">Arguments</text:p>
      <text:p text:style-name="P71"/>
      <text:p text:style-name="P71">None</text:p>
      <text:p text:style-name="P51"/>
      <text:p text:style-name="P28">Response Errors</text:p>
      <text:p text:style-name="P2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26">Error</text:p>
          </table:table-cell>
          <table:table-cell table:style-name="Table6.A1" office:value-type="string">
            <text:p text:style-name="P226">Reason</text:p>
          </table:table-cell>
          <table:table-cell table:style-name="Table6.C1" office:value-type="string">
            <text:p text:style-name="P220">Description</text:p>
          </table:table-cell>
        </table:table-row>
        <table:table-row>
          <table:table-cell table:style-name="Table6.A2" office:value-type="string">
            <text:p text:style-name="P239">401</text:p>
          </table:table-cell>
          <table:table-cell table:style-name="Table6.A2" office:value-type="string">
            <text:p text:style-name="P239">Unauthorized</text:p>
          </table:table-cell>
          <table:table-cell table:style-name="Table6.C2" office:value-type="string">
            <text:p text:style-name="P242">The 'Authori<text:span text:style-name="T97">z</text:span>ation' header is missing and must be supplied.</text:p>
          </table:table-cell>
        </table:table-row>
        <table:table-row>
          <table:table-cell table:style-name="Table6.A2" office:value-type="string">
            <text:p text:style-name="P239">403</text:p>
          </table:table-cell>
          <table:table-cell table:style-name="Table6.A2" office:value-type="string">
            <text:p text:style-name="P239">Forbidden</text:p>
          </table:table-cell>
          <table:table-cell table:style-name="Table6.C2" office:value-type="string">
            <text:p text:style-name="P323"><text:span text:style-name="T153">The provided authentication tokens do not match this user, the client IP has been blacklisted, or is absent from an existent whitelist,</text:span><text:span text:style-name="T71"> </text:span><text:span text:style-name="T70">or the If-Match and ETag headers were missing</text:span><text:span text:style-name="T71">.</text:span></text:p>
          </table:table-cell>
        </table:table-row>
        <table:table-row>
          <table:table-cell table:style-name="Table6.A2" office:value-type="string">
            <text:p text:style-name="P266">404</text:p>
          </table:table-cell>
          <table:table-cell table:style-name="Table6.A2" office:value-type="string">
            <text:p text:style-name="P266">Not Found</text:p>
          </table:table-cell>
          <table:table-cell table:style-name="Table6.C2" office:value-type="string">
            <text:p text:style-name="P269"><text:span text:style-name="T101">No user </text:span>resource presently exist<text:span text:style-name="T126">s</text:span> <text:span text:style-name="T104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248">405</text:p>
          </table:table-cell>
          <table:table-cell table:style-name="Table6.A2" office:value-type="string">
            <text:p text:style-name="P248">Method Not Allowed</text:p>
          </table:table-cell>
          <table:table-cell table:style-name="Table6.C2" office:value-type="string">
            <text:p text:style-name="P277">A non-GET request was received by the <text:span text:style-name="T105">s</text:span>erver</text:p>
          </table:table-cell>
        </table:table-row>
        <table:table-row>
          <table:table-cell table:style-name="Table6.A2" office:value-type="string">
            <text:p text:style-name="P255">406</text:p>
          </table:table-cell>
          <table:table-cell table:style-name="Table6.A2" office:value-type="string">
            <text:p text:style-name="P255">Not Acceptable</text:p>
          </table:table-cell>
          <table:table-cell table:style-name="Table6.C2" office:value-type="string">
            <text:p text:style-name="P260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272">410</text:p>
          </table:table-cell>
          <table:table-cell table:style-name="Table6.A2" office:value-type="string">
            <text:p text:style-name="P272">Gone</text:p>
          </table:table-cell>
          <table:table-cell table:style-name="Table6.C2" office:value-type="string">
            <text:p text:style-name="P275">A <text:span text:style-name="T105">token</text:span> resource <text:span text:style-name="T102">o</text:span>nce existed <text:span text:style-name="T102">at this URI</text:span>, but does not any more, <text:span text:style-name="T103">and will not at any point in the future</text:span>.</text:p>
          </table:table-cell>
        </table:table-row>
      </table:table>
      <text:p text:style-name="P161"/>
      <text:p text:style-name="P94"/>
      <text:p text:style-name="P133"><text:span text:style-name="T3">N</text:span><text:span text:style-name="T1">ote: </text:span><text:span text:style-name="T6">If the </text:span><text:span text:style-name="T9">reported resource lifetime</text:span><text:span text:style-name="T6"> has elapsed, the given tokens are no longer valid for API access, </text:span><text:span text:style-name="T7">and cannot be refreshed.</text:span><text:span text:style-name="T6"> </text:span><text:span text:style-name="T7">In such situations, API access </text:span><text:span text:style-name="T8">may</text:span><text:span text:style-name="T6"> have to be refreshed through out-of-band means.</text:span></text:p>
      <text:p text:style-name="P326">Example<text:span text:style-name="T11">s</text:span></text:p>
      <text:p text:style-name="P16"/>
      <text:p text:style-name="P336"><text:span text:style-name="T66">GE</text:span>T <text:span text:style-name="T72">/</text:span><text:span text:style-name="T73">apis/02586941785</text:span>/<text:span text:style-name="T52">user/</text:span><text:span text:style-name="T13">1421427848</text:span><text:span text:style-name="T68">/tokens</text:span></text:p>
      <text:p text:style-name="P78"/>
      <text:p text:style-name="P128">Response Body:</text:p>
      <text:p text:style-name="P128"/>
      <text:p text:style-name="P93">{</text:p>
      <text:p text:style-name="P79"><text:tab/>“<text:span text:style-name="T96">self”:“</text:span><text:a xlink:type="simple" xlink:href="https://api.doga.gov/1.0/user/1421427848/tokens"><text:span text:style-name="T96">https://login.mywadapi.com/apis/02586941785/user/1421427848/tokens</text:span></text:a><text:span text:style-name="T96">”,</text:span></text:p>
      <text:p text:style-name="P139"><text:tab/>"key":“bb0af43cf49de09df611a79e03c92673“,</text:p>
      <text:p text:style-name="P102"><text:tab/>“secret”:”774fcb8ae72e4ecce0725a52100ca7fc“,</text:p>
      <text:p text:style-name="P105"><text:tab/>“<text:span text:style-name="T170">expiry”:1430010177,</text:span></text:p>
      <text:p text:style-name="P103"><text:tab/><text:span text:style-name="T127">“</text:span><text:span text:style-name="T135">renew”:“</text:span><text:a xlink:type="simple" xlink:href="https://api.doga.gov/1.0/user/1421427848/tokens"><text:span text:style-name="T135">https://login.mywadapi.com/apis/0...5/user/14...48/renewals?warrant=</text:span></text:a><text:a xlink:type="simple" xlink:href="https://api.doga.gov/1.0/user/1421427848/tokens"><text:span text:style-name="T135">9710ef450fe8bf</text:span></text:a><text:a xlink:type="simple" xlink:href="https://api.doga.gov/1.0/user/1421427848/tokens"><text:span text:style-name="T135">s</text:span></text:a><text:span text:style-name="T135">”</text:span></text:p>
      <text:p text:style-name="P162">}</text:p>
      <text:p text:style-name="P325">/<text:span text:style-name="T187">apis/{api_id}</text:span>/<text:span text:style-name="T44">user/{user_id}/renewals</text:span></text:p>
      <text:p text:style-name="P37"/>
      <text:p text:style-name="P70"><text:span text:style-name="T160">A collection of successful renewals of the user's access tokens</text:span>.</text:p>
      <text:p text:style-name="P42"/>
      <text:p text:style-name="P6"><text:span text:style-name="T1">Supported Request </text:span><text:span text:style-name="T2">M</text:span><text:span text:style-name="T1">ethods</text:span></text:p>
      <text:p text:style-name="P209"/>
      <text:p text:style-name="P208">GET – <text:span text:style-name="T162">Returns a list of successful token renewals for the specified user</text:span></text:p>
      <text:p text:style-name="P208"><text:span text:style-name="T161">POST</text:span> – <text:span text:style-name="T163">Requests a renewal of the user's access tokens</text:span></text:p>
      <text:p text:style-name="P42"/>
      <text:p text:style-name="P11"><text:span text:style-name="T1">Supported </text:span><text:span text:style-name="T2">F</text:span><text:span text:style-name="T1">ormats</text:span></text:p>
      <text:p text:style-name="P11"/>
      <text:p text:style-name="P48">json</text:p>
      <text:p text:style-name="P48"/>
      <text:p text:style-name="P158">Authentication</text:p>
      <text:p text:style-name="P169"/>
      <text:p text:style-name="P182"><text:span text:style-name="T1">Basic </text:span><text:span text:style-name="T4">(Only a Chantico administrator can </text:span><text:span text:style-name="T5">request a token renewal</text:span><text:span text:style-name="T4">)</text:span></text:p>
      <text:p text:style-name="P54"/>
      <text:p text:style-name="P27">Query Parameters<text:span text:style-name="T48"> (GET)</text:span></text:p>
      <text:p text:style-name="P6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224">Name</text:p>
          </table:table-cell>
          <table:table-cell table:style-name="Table18.A1" office:value-type="string">
            <text:p text:style-name="P217">Inclusion</text:p>
          </table:table-cell>
          <table:table-cell table:style-name="Table18.C1" office:value-type="string">
            <text:p text:style-name="P224">Description</text:p>
          </table:table-cell>
        </table:table-row>
        <table:table-row>
          <table:table-cell table:style-name="Table18.A2" office:value-type="string">
            <text:p text:style-name="P236">page</text:p>
          </table:table-cell>
          <table:table-cell table:style-name="Table18.A2" office:value-type="string">
            <text:p text:style-name="P278">optional</text:p>
          </table:table-cell>
          <table:table-cell table:style-name="Table18.C2" office:value-type="string">
            <text:p text:style-name="P236"><text:span text:style-name="T106">The display </text:span>page of a paginated <text:span text:style-name="T171">renewals</text:span> list.</text:p>
          </table:table-cell>
        </table:table-row>
        <table:table-row>
          <table:table-cell table:style-name="Table18.A2" office:value-type="string">
            <text:p text:style-name="P236">records</text:p>
          </table:table-cell>
          <table:table-cell table:style-name="Table18.A2" office:value-type="string">
            <text:p text:style-name="P278">optional</text:p>
          </table:table-cell>
          <table:table-cell table:style-name="Table18.C2" office:value-type="string">
            <text:p text:style-name="P236">The number of <text:span text:style-name="T171">renewals</text:span> <text:span text:style-name="T107">that make up a page.</text:span></text:p>
          </table:table-cell>
        </table:table-row>
      </table:table>
      <text:p text:style-name="P55"/>
      <text:p text:style-name="P27">Query Parameters<text:span text:style-name="T48"> (POST)</text:span></text:p>
      <text:p text:style-name="P27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24">Name</text:p>
          </table:table-cell>
          <table:table-cell table:style-name="Table16.A1" office:value-type="string">
            <text:p text:style-name="P217">Inclusion</text:p>
          </table:table-cell>
          <table:table-cell table:style-name="Table16.C1" office:value-type="string">
            <text:p text:style-name="P224">Description</text:p>
          </table:table-cell>
        </table:table-row>
        <table:table-row>
          <table:table-cell table:style-name="Table16.A2" office:value-type="string">
            <text:p text:style-name="P317">warrant</text:p>
          </table:table-cell>
          <table:table-cell table:style-name="Table16.A2" office:value-type="string">
            <text:p text:style-name="P318">required</text:p>
          </table:table-cell>
          <table:table-cell table:style-name="Table16.C2" office:value-type="string">
            <text:p text:style-name="P317">A one-time secret used to authorise this renewal request.</text:p>
          </table:table-cell>
        </table:table-row>
      </table:table>
      <text:p text:style-name="P55"/>
      <text:p text:style-name="P32">Response Errors</text:p>
      <text:p text:style-name="P32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29">Error</text:p>
          </table:table-cell>
          <table:table-cell table:style-name="Table15.A1" office:value-type="string">
            <text:p text:style-name="P229">Reason</text:p>
          </table:table-cell>
          <table:table-cell table:style-name="Table15.C1" office:value-type="string">
            <text:p text:style-name="P223">Description</text:p>
          </table:table-cell>
        </table:table-row>
        <table:table-row>
          <table:table-cell table:style-name="Table15.A2" office:value-type="string">
            <text:p text:style-name="P319">400</text:p>
          </table:table-cell>
          <table:table-cell table:style-name="Table15.A2" office:value-type="string">
            <text:p text:style-name="P319">Bad Request</text:p>
          </table:table-cell>
          <table:table-cell table:style-name="Table15.C2" office:value-type="string">
            <text:p text:style-name="P320"><text:span text:style-name="T173">The 'page','records' or 'warrant' query parameters were missing or invalid or the 'warrant' has already been used</text:span>.</text:p>
          </table:table-cell>
        </table:table-row>
        <table:table-row>
          <table:table-cell table:style-name="Table15.A2" office:value-type="string">
            <text:p text:style-name="P241">401</text:p>
          </table:table-cell>
          <table:table-cell table:style-name="Table15.A2" office:value-type="string">
            <text:p text:style-name="P241">Unauthorized</text:p>
          </table:table-cell>
          <table:table-cell table:style-name="Table15.C2" office:value-type="string">
            <text:p text:style-name="P244">The 'Authori<text:span text:style-name="T97">z</text:span>ation' header <text:span text:style-name="T172">is </text:span>missing and must be supplied.</text:p>
          </table:table-cell>
        </table:table-row>
        <table:table-row>
          <table:table-cell table:style-name="Table15.A2" office:value-type="string">
            <text:p text:style-name="P241">403</text:p>
          </table:table-cell>
          <table:table-cell table:style-name="Table15.A2" office:value-type="string">
            <text:p text:style-name="P241">Forbidden</text:p>
          </table:table-cell>
          <table:table-cell table:style-name="Table15.C2" office:value-type="string">
            <text:p text:style-name="P321">The provided 'Authorization' Header did not include authorised credentials, the request was issued from an unauthorised IP address, or the active token has already expired.</text:p>
          </table:table-cell>
        </table:table-row>
        <table:table-row>
          <table:table-cell table:style-name="Table15.A2" office:value-type="string">
            <text:p text:style-name="P267">404</text:p>
          </table:table-cell>
          <table:table-cell table:style-name="Table15.A2" office:value-type="string">
            <text:p text:style-name="P267">Not Found</text:p>
          </table:table-cell>
          <table:table-cell table:style-name="Table15.C2" office:value-type="string">
            <text:p text:style-name="P270"><text:span text:style-name="T101">No user </text:span>resource presently exist<text:span text:style-name="T126">s</text:span> <text:span text:style-name="T104">at the request URI.</text:span></text:p>
          </table:table-cell>
        </table:table-row>
        <table:table-row>
          <table:table-cell table:style-name="Table15.A2" office:value-type="string">
            <text:p text:style-name="P250">405</text:p>
          </table:table-cell>
          <table:table-cell table:style-name="Table15.A2" office:value-type="string">
            <text:p text:style-name="P250">Method Not Allowed</text:p>
          </table:table-cell>
          <table:table-cell table:style-name="Table15.C2" office:value-type="string">
            <text:p text:style-name="P252"><text:span text:style-name="T99">T</text:span>he request method <text:span text:style-name="T99">was not one of:</text:span> GET, <text:span text:style-name="T164">POST</text:span>.</text:p>
          </table:table-cell>
        </table:table-row>
        <table:table-row>
          <table:table-cell table:style-name="Table15.A2" office:value-type="string">
            <text:p text:style-name="P257">406</text:p>
          </table:table-cell>
          <table:table-cell table:style-name="Table15.A2" office:value-type="string">
            <text:p text:style-name="P257">Not Acceptable</text:p>
          </table:table-cell>
          <table:table-cell table:style-name="Table15.C2" office:value-type="string">
            <text:p text:style-name="P261">The request has 'Accept-*' headers that do not include supported formats (application/json), languages (en) or charsets (utf8).</text:p>
          </table:table-cell>
        </table:table-row>
        <table:table-row>
          <table:table-cell table:style-name="Table15.A2" office:value-type="string">
            <text:p text:style-name="P273">410</text:p>
          </table:table-cell>
          <table:table-cell table:style-name="Table15.A2" office:value-type="string">
            <text:p text:style-name="P273">Gone</text:p>
          </table:table-cell>
          <table:table-cell table:style-name="Table15.C2" office:value-type="string">
            <text:p text:style-name="P276">A <text:span text:style-name="T165">user</text:span> resource <text:span text:style-name="T102">o</text:span>nce existed <text:span text:style-name="T102">at this URI</text:span>, but does not any more, <text:span text:style-name="T103">and will not at any point in the future</text:span>.</text:p>
          </table:table-cell>
        </table:table-row>
      </table:table>
      <text:p text:style-name="P134"/>
      <text:p text:style-name="P329">Example<text:span text:style-name="T11">s</text:span></text:p>
      <text:p text:style-name="P19"/>
      <text:p text:style-name="P337"><text:span text:style-name="T66">GE</text:span>T <text:span text:style-name="T72">/</text:span><text:span text:style-name="T73">apis/02586941785</text:span>/<text:span text:style-name="T52">user/</text:span><text:span text:style-name="T13">1421427848</text:span><text:span text:style-name="T68">/</text:span><text:span text:style-name="T69">renewals</text:span><text:span text:style-name="T75">?</text:span><text:span text:style-name="T76">page=</text:span><text:span text:style-name="T77">1</text:span><text:span text:style-name="T76">&amp;records=</text:span><text:span text:style-name="T77">6</text:span></text:p>
      <text:p text:style-name="P85"/>
      <text:p text:style-name="P129">Response Body:</text:p>
      <text:p text:style-name="P129"/>
      <text:p text:style-name="P95">{</text:p>
      <text:p text:style-name="P340"><text:span text:style-name="T12"><text:tab/></text:span><text:span text:style-name="T136">“</text:span><text:span text:style-name="T137">self”:“</text:span><text:a xlink:type="simple" xlink:href="https://api.doga.gov/1.0/templates"><text:span text:style-name="T136">https://login.mywadapi.com/apis/02...85</text:span></text:a><text:a xlink:type="simple" xlink:href="https://api.doga.gov/1.0/templates"><text:span text:style-name="T145">/</text:span></text:a><text:a xlink:type="simple" xlink:href="https://api.doga.gov/1.0/templates"><text:span text:style-name="T149">user/1421427848</text:span></text:a><text:a xlink:type="simple" xlink:href="https://api.doga.gov/1.0/templates"><text:span text:style-name="T136">/</text:span></text:a><text:a xlink:type="simple" xlink:href="https://api.doga.gov/1.0/templates"><text:span text:style-name="T145">renewal</text:span></text:a><text:a xlink:type="simple" xlink:href="https://api.doga.gov/1.0/templates"><text:span text:style-name="T146">s?page=</text:span></text:a><text:a xlink:type="simple" xlink:href="https://api.doga.gov/1.0/templates"><text:span text:style-name="T147">1</text:span></text:a><text:a xlink:type="simple" xlink:href="https://api.doga.gov/1.0/templates"><text:span text:style-name="T146">&amp;records=</text:span></text:a><text:a xlink:type="simple" xlink:href="https://api.doga.gov/1.0/templates"><text:span text:style-name="T148">4</text:span></text:a><text:span text:style-name="T140">”</text:span><text:span text:style-name="T136"><text:tab/>“</text:span><text:span text:style-name="T147">next</text:span><text:span text:style-name="T137">”:“</text:span><text:a xlink:type="simple" xlink:href="https://api.doga.gov/1.0/templates"><text:span text:style-name="T136">https://login.mywadapi.com/apis/02...85</text:span></text:a><text:a xlink:type="simple" xlink:href="https://api.doga.gov/1.0/templates"><text:span text:style-name="T145">/</text:span></text:a><text:a xlink:type="simple" xlink:href="https://api.doga.gov/1.0/templates"><text:span text:style-name="T149">user/1421427848/r</text:span></text:a><text:a xlink:type="simple" xlink:href="https://api.doga.gov/1.0/templates"><text:span text:style-name="T145">enewal</text:span></text:a><text:a xlink:type="simple" xlink:href="https://api.doga.gov/1.0/templates"><text:span text:style-name="T146">s?page=</text:span></text:a><text:a xlink:type="simple" xlink:href="https://api.doga.gov/1.0/templates"><text:span text:style-name="T147">2</text:span></text:a><text:a xlink:type="simple" xlink:href="https://api.doga.gov/1.0/templates"><text:span text:style-name="T146">&amp;records=</text:span></text:a><text:a xlink:type="simple" xlink:href="https://api.doga.gov/1.0/templates"><text:span text:style-name="T148">4</text:span></text:a><text:span text:style-name="T140">”</text:span></text:p>
      <text:p text:style-name="P143"><text:span text:style-name="T21"><text:tab/>“</text:span><text:span text:style-name="T22">total”: “</text:span><text:span text:style-name="T32">10</text:span><text:span text:style-name="T22">”,</text:span></text:p>
      <text:p text:style-name="P122"><text:span text:style-name="T109"><text:tab/>“</text:span><text:span text:style-name="T113">entries</text:span><text:span text:style-name="T111">”:</text:span><text:span text:style-name="T110">[</text:span></text:p>
      <text:p text:style-name="P114"><text:tab/><text:tab/>{</text:p>
      <text:p text:style-name="P114"><text:tab/><text:tab/><text:tab/>“<text:span text:style-name="T167">renewed-at”:</text:span>”<text:span text:style-name="T168">2015-04-25T18:53:38-04:00</text:span>”</text:p>
      <text:p text:style-name="P115"><text:tab/><text:tab/>},</text:p>
      <text:p text:style-name="P115"><text:tab/><text:tab/>{</text:p>
      <text:p text:style-name="P115"><text:tab/><text:tab/><text:tab/>“<text:span text:style-name="T167">renewed-at”:</text:span>”<text:span text:style-name="T168">2015-04-25T18:53:38-04:00</text:span>”</text:p>
      <text:p text:style-name="P115"><text:tab/><text:tab/>},</text:p>
      <text:p text:style-name="P115"><text:tab/><text:tab/>{</text:p>
      <text:p text:style-name="P115"><text:tab/><text:tab/><text:tab/>“<text:span text:style-name="T167">renewed-at”:</text:span>”<text:span text:style-name="T168">2015-04-25T18:53:38-04:00</text:span>”</text:p>
      <text:p text:style-name="P115"><text:tab/><text:tab/>},</text:p>
      <text:p text:style-name="P115"><text:tab/><text:tab/>{</text:p>
      <text:p text:style-name="P115"><text:tab/><text:tab/><text:tab/>“<text:span text:style-name="T167">renewed-at”:</text:span>”<text:span text:style-name="T168">2015-04-25T18:53:38-04:00</text:span>”</text:p>
      <text:p text:style-name="P115"><text:tab/><text:tab/>}</text:p>
      <text:p text:style-name="P116"><text:tab/>]</text:p>
      <text:p text:style-name="P210">}</text:p>
      <text:p text:style-name="P144"/>
      <text:p text:style-name="P341"><text:span text:style-name="T120">POST</text:span><text:span text:style-name="T121"> </text:span><text:span text:style-name="T81"><text:s/></text:span><text:span text:style-name="T89">/</text:span><text:span text:style-name="T90">apis/02586941785</text:span><text:span text:style-name="T82">/</text:span><text:span text:style-name="T83">user/</text:span><text:span text:style-name="T91">1421427848</text:span><text:span text:style-name="T84">/</text:span><text:span text:style-name="T85">renewals</text:span><text:span text:style-name="T86">?</text:span><text:span text:style-name="T87">warrant=</text:span><text:span text:style-name="T88">9710ef450fe8bfs</text:span></text:p>
      <text:p text:style-name="P20"/>
      <text:p text:style-name="P20">Request <text:span text:style-name="T10">Body</text:span>:</text:p>
      <text:p text:style-name="P20"/>
      <text:p text:style-name="P86">{</text:p>
      <text:p text:style-name="P145"><text:tab/><text:span text:style-name="T12">"key":“</text:span><text:span text:style-name="T34">a655c926ddf451e9f75403d593d11371</text:span><text:span text:style-name="T12">“,</text:span></text:p>
      <text:p text:style-name="P106"><text:tab/>“secret”:”<text:span text:style-name="T169">ba7c2707df665879b17dc9b5a88a106a</text:span>“,</text:p>
      <text:p text:style-name="P106"><text:tab/>“<text:span text:style-name="T170">expiry”:1430013910,</text:span></text:p>
      <text:p text:style-name="P104"><text:tab/><text:span text:style-name="T127">“</text:span><text:span text:style-name="T135">renew”:“</text:span><text:a xlink:type="simple" xlink:href="https://api.doga.gov/1.0/user/1421427848/tokens"><text:span text:style-name="T135">https://login.mywadapi.com/apis/0..5/user/1..8/renewals?warrant=d09cd0c24b0a8b59d</text:span></text:a><text:span text:style-name="T135">”</text:span></text:p>
      <text:p text:style-name="P211">}</text:p>
      <text:p text:style-name="P343"><text:span text:style-name="T117">/apis/{api_id}/whitelist</text:span></text:p>
      <text:p text:style-name="P35"/>
      <text:p text:style-name="P57">A co<text:span text:style-name="T45">llection of IP addresses that are approved to send requests regarding the specified API to Chantico. If the whitelist is empty, all incoming requests from non-blacklisted IPs will be honoured.</text:span></text:p>
      <text:p text:style-name="P40"/>
      <text:p text:style-name="P4"><text:span text:style-name="T1">Supported Request </text:span><text:span text:style-name="T2">M</text:span><text:span text:style-name="T1">ethods</text:span></text:p>
      <text:p text:style-name="P40"/>
      <text:p text:style-name="P61">GET – Returns a<text:span text:style-name="T179">ll</text:span> <text:span text:style-name="T118">whitelisted IPs</text:span></text:p>
      <text:p text:style-name="P40">P<text:span text:style-name="T179">U</text:span>T – <text:span text:style-name="T46">Amend the IP addresses on the whitelist</text:span></text:p>
      <text:p text:style-name="P40"/>
      <text:p text:style-name="P9"><text:span text:style-name="T1">Supported </text:span><text:span text:style-name="T2">F</text:span><text:span text:style-name="T1">ormats</text:span></text:p>
      <text:p text:style-name="P9"/>
      <text:p text:style-name="P46">json</text:p>
      <text:p text:style-name="P46"/>
      <text:p text:style-name="P156">Authentication</text:p>
      <text:p text:style-name="P9"/>
      <text:p text:style-name="P65">Basic <text:span text:style-name="T47">(Only Chantico root user can view or modify the whitelist)</text:span></text:p>
      <text:p text:style-name="P4"/>
      <text:p text:style-name="P23">Arguments <text:span text:style-name="T48">(POST)</text:span></text:p>
      <text:p text:style-name="P5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1">Name</text:p>
          </table:table-cell>
          <table:table-cell table:style-name="Table8.A1" office:value-type="string">
            <text:p text:style-name="P215">Inclusion</text:p>
          </table:table-cell>
          <table:table-cell table:style-name="Table8.C1" office:value-type="string">
            <text:p text:style-name="P221">Description</text:p>
          </table:table-cell>
        </table:table-row>
        <table:table-row>
          <table:table-cell table:style-name="Table8.A2" office:value-type="string">
            <text:p text:style-name="P279">ip<text:span text:style-name="T175">s</text:span></text:p>
          </table:table-cell>
          <table:table-cell table:style-name="Table8.A2" office:value-type="string">
            <text:p text:style-name="P231">required</text:p>
          </table:table-cell>
          <table:table-cell table:style-name="Table8.C2" office:value-type="string">
            <text:p text:style-name="P279"><text:span text:style-name="T175">A list of IP addresses to be added to the whitelist</text:span>.</text:p>
          </table:table-cell>
        </table:table-row>
      </table:table>
      <text:p text:style-name="P52"/>
      <text:p text:style-name="P29">Response Errors</text:p>
      <text:p text:style-name="P29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7">Error</text:p>
          </table:table-cell>
          <table:table-cell table:style-name="Table9.A1" office:value-type="string">
            <text:p text:style-name="P227">Reason</text:p>
          </table:table-cell>
          <table:table-cell table:style-name="Table9.C1" office:value-type="string">
            <text:p text:style-name="P221">Description</text:p>
          </table:table-cell>
        </table:table-row>
        <table:table-row>
          <table:table-cell table:style-name="Table9.A2" office:value-type="string">
            <text:p text:style-name="P240">400</text:p>
          </table:table-cell>
          <table:table-cell table:style-name="Table9.A2" office:value-type="string">
            <text:p text:style-name="P240">Bad Request</text:p>
          </table:table-cell>
          <table:table-cell table:style-name="Table9.C2" office:value-type="string">
            <text:p text:style-name="P245"><text:span text:style-name="T99">The request body is not valid JSON, the IP address list has been omitted or contains invalid IP addresses</text:span>.</text:p>
          </table:table-cell>
        </table:table-row>
        <table:table-row>
          <table:table-cell table:style-name="Table9.A2" office:value-type="string">
            <text:p text:style-name="P240">401</text:p>
          </table:table-cell>
          <table:table-cell table:style-name="Table9.A2" office:value-type="string">
            <text:p text:style-name="P240">Unauthorized</text:p>
          </table:table-cell>
          <table:table-cell table:style-name="Table9.C2" office:value-type="string">
            <text:p text:style-name="P246">The 'Authori<text:span text:style-name="T97">z</text:span>ation' header is missing and must be supplied.</text:p>
          </table:table-cell>
        </table:table-row>
        <table:table-row>
          <table:table-cell table:style-name="Table9.A2" office:value-type="string">
            <text:p text:style-name="P240">403</text:p>
          </table:table-cell>
          <table:table-cell table:style-name="Table9.A2" office:value-type="string">
            <text:p text:style-name="P240">Forbidden</text:p>
          </table:table-cell>
          <table:table-cell table:style-name="Table9.C2" office:value-type="string">
            <text:p text:style-name="P282">The request authorisation did not include <text:span text:style-name="T176">Chantico root</text:span> credentials, <text:span text:style-name="T182">the client IP has been blacklisted, or is absent from an existent whitelist,</text:span><text:span text:style-name="T67"> </text:span><text:span text:style-name="T70">or the If-Match and ETag headers were missing</text:span><text:span text:style-name="T67">.</text:span></text:p>
          </table:table-cell>
        </table:table-row>
        <table:table-row>
          <table:table-cell table:style-name="Table9.A2" office:value-type="string">
            <text:p text:style-name="P249">405</text:p>
          </table:table-cell>
          <table:table-cell table:style-name="Table9.A2" office:value-type="string">
            <text:p text:style-name="P249">Method Not Allowed</text:p>
          </table:table-cell>
          <table:table-cell table:style-name="Table9.C2" office:value-type="string">
            <text:p text:style-name="P253"><text:span text:style-name="T99">T</text:span>he request method <text:span text:style-name="T99">was not one of:</text:span> GET, <text:span text:style-name="T164">PUT</text:span>.</text:p>
          </table:table-cell>
        </table:table-row>
        <table:table-row>
          <table:table-cell table:style-name="Table9.A2" office:value-type="string">
            <text:p text:style-name="P256">406</text:p>
          </table:table-cell>
          <table:table-cell table:style-name="Table9.A2" office:value-type="string">
            <text:p text:style-name="P256">Not Acceptable</text:p>
          </table:table-cell>
          <table:table-cell table:style-name="Table9.C2" office:value-type="string">
            <text:p text:style-name="P262">The request has 'Accept-*' headers that do not include supported formats (application/json), languages (en) or charsets (utf8).</text:p>
          </table:table-cell>
        </table:table-row>
        <table:table-row>
          <table:table-cell table:style-name="Table9.A2" office:value-type="string">
            <text:p text:style-name="P280">409</text:p>
          </table:table-cell>
          <table:table-cell table:style-name="Table9.A2" office:value-type="string">
            <text:p text:style-name="P280">Conflict</text:p>
          </table:table-cell>
          <table:table-cell table:style-name="Table9.C2" office:value-type="string">
            <text:p text:style-name="P322"><text:span text:style-name="T174">The white list contains duplicate IPs</text:span>.</text:p>
          </table:table-cell>
        </table:table-row>
        <table:table-row>
          <table:table-cell table:style-name="Table9.A2" office:value-type="string">
            <text:p text:style-name="P259">412</text:p>
          </table:table-cell>
          <table:table-cell table:style-name="Table9.A2" office:value-type="string">
            <text:p text:style-name="P259">Precondition Failed</text:p>
          </table:table-cell>
          <table:table-cell table:style-name="Table9.C2" office:value-type="string">
            <text:p text:style-name="P264">The <text:span text:style-name="T177">whitelist'</text:span>s state has changed since the specified Modified-Date and ETag were issued.</text:p>
          </table:table-cell>
        </table:table-row>
      </table:table>
      <text:p text:style-name="P17"/>
      <text:p text:style-name="P17"/>
      <text:p text:style-name="P327">Example<text:span text:style-name="T11">s</text:span></text:p>
      <text:p text:style-name="P17"/>
      <text:p text:style-name="P339">GET <text:span text:style-name="T74">/</text:span><text:span text:style-name="T78">apis/02586941785</text:span><text:span text:style-name="T79">/</text:span><text:span text:style-name="T119">whitelist</text:span></text:p>
      <text:p text:style-name="P87"/>
      <text:p text:style-name="P130">Response Body:</text:p>
      <text:p text:style-name="P130"/>
      <text:p text:style-name="P96">{</text:p>
      <text:p text:style-name="P146"><text:span text:style-name="T12"><text:tab/>“</text:span><text:span text:style-name="T19">self”:“</text:span><text:a xlink:type="simple" xlink:href="https://api.doga.gov/1.0/user/1421427848/tokens"><text:span text:style-name="T36">https://login.mywadapi.com/apis/02586941785/</text:span></text:a><text:a xlink:type="simple" xlink:href="https://api.doga.gov/1.0/user/1421427848/tokens"><text:span text:style-name="T37">whitelist</text:span></text:a></text:p>
      <text:p text:style-name="P146"><text:span text:style-name="T21"><text:tab/>“</text:span><text:span text:style-name="T22">total”: “</text:span><text:span text:style-name="T38">5</text:span><text:span text:style-name="T22">”,</text:span></text:p>
      <text:p text:style-name="P123"><text:span text:style-name="T109"><text:tab/>“</text:span><text:span text:style-name="T114">ips</text:span><text:span text:style-name="T111">”:</text:span><text:span text:style-name="T110">[</text:span></text:p>
      <text:p text:style-name="P147"><text:span text:style-name="T12"><text:tab/><text:tab/></text:span><text:span text:style-name="T14">”</text:span><text:span text:style-name="T26">226.118.69.200</text:span><text:span text:style-name="T14">”,</text:span></text:p>
      <text:p text:style-name="P147"><text:span text:style-name="T12"><text:tab/><text:tab/></text:span><text:span text:style-name="T14">”</text:span><text:span text:style-name="T27">244.146.237.16</text:span><text:span text:style-name="T14">”,</text:span></text:p>
      <text:p text:style-name="P147"><text:span text:style-name="T12"><text:tab/><text:tab/></text:span><text:span text:style-name="T14">”</text:span><text:span text:style-name="T27">136.34.223.64</text:span><text:span text:style-name="T14">”,</text:span></text:p>
      <text:p text:style-name="P147"><text:span text:style-name="T12"><text:tab/><text:tab/></text:span><text:span text:style-name="T14">”</text:span><text:span text:style-name="T28">205.194.103.57</text:span><text:span text:style-name="T14">”,</text:span></text:p>
      <text:p text:style-name="P147"><text:span text:style-name="T12"><text:tab/><text:tab/></text:span><text:span text:style-name="T14">”</text:span><text:span text:style-name="T28">8.86.227.193</text:span><text:span text:style-name="T14">”</text:span></text:p>
      <text:p text:style-name="P117"><text:tab/>]</text:p>
      <text:p text:style-name="P96">}</text:p>
      <text:p text:style-name="P17"/>
      <text:p text:style-name="P338"><text:span text:style-name="T178">PUT</text:span> <text:span text:style-name="T80">/</text:span><text:span text:style-name="T78">apis/02586941785</text:span><text:span text:style-name="T74">/</text:span><text:span text:style-name="T122">whitelist</text:span></text:p>
      <text:p text:style-name="P17"/>
      <text:p text:style-name="P17">Request <text:span text:style-name="T10">Body</text:span>:</text:p>
      <text:p text:style-name="P17"/>
      <text:p text:style-name="P88">{</text:p>
      <text:p text:style-name="P109"><text:tab/>“ips”:[</text:p>
      <text:p text:style-name="P148"><text:span text:style-name="T12"><text:tab/><text:tab/></text:span><text:span text:style-name="T14">”</text:span><text:span text:style-name="T26">226.118.69.200</text:span><text:span text:style-name="T14">”,</text:span></text:p>
      <text:p text:style-name="P148"><text:span text:style-name="T12"><text:tab/><text:tab/></text:span><text:span text:style-name="T14">”</text:span><text:span text:style-name="T27">136.34.223.64</text:span><text:span text:style-name="T14">”,</text:span></text:p>
      <text:p text:style-name="P148"><text:span text:style-name="T12"><text:tab/><text:tab/></text:span><text:span text:style-name="T14">”</text:span><text:span text:style-name="T28">8.86.227.193</text:span><text:span text:style-name="T14">”</text:span></text:p>
      <text:p text:style-name="P118"><text:tab/>]</text:p>
      <text:p text:style-name="P80">}</text:p>
      <text:p text:style-name="P80"/>
      <text:p text:style-name="P131">Response Body:</text:p>
      <text:p text:style-name="P131"/>
      <text:p text:style-name="P97">{</text:p>
      <text:p text:style-name="P149"><text:span text:style-name="T12"><text:tab/>“</text:span><text:span text:style-name="T19">self”:“</text:span><text:a xlink:type="simple" xlink:href="https://api.doga.gov/1.0/user/1421427848/tokens"><text:span text:style-name="T36">https://login.mywadapi.com/apis/02586941785/</text:span></text:a><text:a xlink:type="simple" xlink:href="https://api.doga.gov/1.0/user/1421427848/tokens"><text:span text:style-name="T37">whitelist</text:span></text:a></text:p>
      <text:p text:style-name="P149"><text:span text:style-name="T21"><text:tab/>“</text:span><text:span text:style-name="T22">total”: “</text:span><text:span text:style-name="T39">3</text:span><text:span text:style-name="T22">”,</text:span></text:p>
      <text:p text:style-name="P124"><text:span text:style-name="T109"><text:tab/>“</text:span><text:span text:style-name="T114">ips</text:span><text:span text:style-name="T111">”:</text:span><text:span text:style-name="T110">[</text:span></text:p>
      <text:p text:style-name="P149"><text:span text:style-name="T12"><text:tab/><text:tab/></text:span><text:span text:style-name="T14">”</text:span><text:span text:style-name="T26">226.118.69.200</text:span><text:span text:style-name="T14">”,</text:span></text:p>
      <text:p text:style-name="P149"><text:span text:style-name="T12"><text:tab/><text:tab/></text:span><text:span text:style-name="T14">”</text:span><text:span text:style-name="T27">136.34.223.64</text:span><text:span text:style-name="T14">”,</text:span></text:p>
      <text:p text:style-name="P149"><text:span text:style-name="T12"><text:tab/><text:tab/></text:span><text:span text:style-name="T14">”</text:span><text:span text:style-name="T28">8.86.227.193</text:span><text:span text:style-name="T14">”</text:span></text:p>
      <text:p text:style-name="P119"><text:tab/>]</text:p>
      <text:p text:style-name="P97">}</text:p>
      <text:p text:style-name="P344">/<text:span text:style-name="T189">apis/{api_id}</text:span>/<text:span text:style-name="T123">blacklist</text:span></text:p>
      <text:p text:style-name="P36"/>
      <text:p text:style-name="P58">A co<text:span text:style-name="T45">llection of IP addresses that are explicitly banned from sending requests to Chantico. If the blacklist is empty, all incoming requests (unless there is a whitelist) will be honoured.</text:span></text:p>
      <text:p text:style-name="P41"/>
      <text:p text:style-name="P5"><text:span text:style-name="T1">Supported Request </text:span><text:span text:style-name="T2">M</text:span><text:span text:style-name="T1">ethods</text:span></text:p>
      <text:p text:style-name="P43"/>
      <text:p text:style-name="P62">GET – Returns a<text:span text:style-name="T179">ll blacklisted IPs</text:span></text:p>
      <text:p text:style-name="P43">P<text:span text:style-name="T179">U</text:span>T – <text:span text:style-name="T46">Amend the IP addresses on the blacklist</text:span></text:p>
      <text:p text:style-name="P41"/>
      <text:p text:style-name="P10"><text:span text:style-name="T1">Supported </text:span><text:span text:style-name="T2">F</text:span><text:span text:style-name="T1">ormats</text:span></text:p>
      <text:p text:style-name="P10"/>
      <text:p text:style-name="P47">json</text:p>
      <text:p text:style-name="P47"/>
      <text:p text:style-name="P157">Authentication</text:p>
      <text:p text:style-name="P10"/>
      <text:p text:style-name="P66">Basic <text:span text:style-name="T47">(Only Chantico root user can view or modify the blacklist)</text:span></text:p>
      <text:p text:style-name="P5"/>
      <text:p text:style-name="P24">Arguments <text:span text:style-name="T48">(POST)</text:span></text:p>
      <text:p text:style-name="P53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22">Name</text:p>
          </table:table-cell>
          <table:table-cell table:style-name="Table12.A1" office:value-type="string">
            <text:p text:style-name="P216">Inclusion</text:p>
          </table:table-cell>
          <table:table-cell table:style-name="Table12.C1" office:value-type="string">
            <text:p text:style-name="P222">Description</text:p>
          </table:table-cell>
        </table:table-row>
        <table:table-row>
          <table:table-cell table:style-name="Table12.A2" office:value-type="string">
            <text:p text:style-name="P279">ip<text:span text:style-name="T175">s</text:span></text:p>
          </table:table-cell>
          <table:table-cell table:style-name="Table12.A2" office:value-type="string">
            <text:p text:style-name="P231">required</text:p>
          </table:table-cell>
          <table:table-cell table:style-name="Table12.C2" office:value-type="string">
            <text:p text:style-name="P279"><text:span text:style-name="T175">A list of IP addresses to be added to the blacklist</text:span>.</text:p>
          </table:table-cell>
        </table:table-row>
      </table:table>
      <text:p text:style-name="P53"/>
      <text:p text:style-name="P30">Response Errors</text:p>
      <text:p text:style-name="P30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28">Error</text:p>
          </table:table-cell>
          <table:table-cell table:style-name="Table13.A1" office:value-type="string">
            <text:p text:style-name="P228">Reason</text:p>
          </table:table-cell>
          <table:table-cell table:style-name="Table13.C1" office:value-type="string">
            <text:p text:style-name="P222">Description</text:p>
          </table:table-cell>
        </table:table-row>
        <table:table-row>
          <table:table-cell table:style-name="Table13.A2" office:value-type="string">
            <text:p text:style-name="P240">400</text:p>
          </table:table-cell>
          <table:table-cell table:style-name="Table13.A2" office:value-type="string">
            <text:p text:style-name="P240">Bad Request</text:p>
          </table:table-cell>
          <table:table-cell table:style-name="Table13.C2" office:value-type="string">
            <text:p text:style-name="P245"><text:span text:style-name="T99">The request body is not valid JSON, the IP address list has been omitted or contains invalid IP addresses</text:span>.</text:p>
          </table:table-cell>
        </table:table-row>
        <table:table-row>
          <table:table-cell table:style-name="Table13.A2" office:value-type="string">
            <text:p text:style-name="P240">401</text:p>
          </table:table-cell>
          <table:table-cell table:style-name="Table13.A2" office:value-type="string">
            <text:p text:style-name="P240">Unauthorized</text:p>
          </table:table-cell>
          <table:table-cell table:style-name="Table13.C2" office:value-type="string">
            <text:p text:style-name="P246">The 'Authori<text:span text:style-name="T97">z</text:span>ation' header is missing and must be supplied.</text:p>
          </table:table-cell>
        </table:table-row>
        <table:table-row>
          <table:table-cell table:style-name="Table13.A2" office:value-type="string">
            <text:p text:style-name="P240">403</text:p>
          </table:table-cell>
          <table:table-cell table:style-name="Table13.A2" office:value-type="string">
            <text:p text:style-name="P240">Forbidden</text:p>
          </table:table-cell>
          <table:table-cell table:style-name="Table13.C2" office:value-type="string">
            <text:p text:style-name="P282">The request authorisation did not include <text:span text:style-name="T176">Chantico root</text:span> credentials, <text:span text:style-name="T182">the client IP has been blacklisted, or is absent from an existent whitelist,</text:span><text:span text:style-name="T67"> </text:span><text:span text:style-name="T70">or the If-Match and ETag headers were missing</text:span><text:span text:style-name="T67">.</text:span></text:p>
          </table:table-cell>
        </table:table-row>
        <table:table-row>
          <table:table-cell table:style-name="Table13.A2" office:value-type="string">
            <text:p text:style-name="P249">405</text:p>
          </table:table-cell>
          <table:table-cell table:style-name="Table13.A2" office:value-type="string">
            <text:p text:style-name="P249">Method Not Allowed</text:p>
          </table:table-cell>
          <table:table-cell table:style-name="Table13.C2" office:value-type="string">
            <text:p text:style-name="P253"><text:span text:style-name="T99">T</text:span>he request method <text:span text:style-name="T99">was not one of:</text:span> GET, <text:span text:style-name="T164">PUT</text:span>.</text:p>
          </table:table-cell>
        </table:table-row>
        <table:table-row>
          <table:table-cell table:style-name="Table13.A2" office:value-type="string">
            <text:p text:style-name="P256">406</text:p>
          </table:table-cell>
          <table:table-cell table:style-name="Table13.A2" office:value-type="string">
            <text:p text:style-name="P256">Not Acceptable</text:p>
          </table:table-cell>
          <table:table-cell table:style-name="Table13.C2" office:value-type="string">
            <text:p text:style-name="P262">The request has 'Accept-*' headers that do not include supported formats (application/json), languages (en) or charsets (utf8).</text:p>
          </table:table-cell>
        </table:table-row>
        <table:table-row>
          <table:table-cell table:style-name="Table13.A2" office:value-type="string">
            <text:p text:style-name="P280">409</text:p>
          </table:table-cell>
          <table:table-cell table:style-name="Table13.A2" office:value-type="string">
            <text:p text:style-name="P280">Conflict</text:p>
          </table:table-cell>
          <table:table-cell table:style-name="Table13.C2" office:value-type="string">
            <text:p text:style-name="P322"><text:span text:style-name="T174">The blacklist contains duplicate IPs</text:span>.</text:p>
          </table:table-cell>
        </table:table-row>
        <table:table-row>
          <table:table-cell table:style-name="Table13.A2" office:value-type="string">
            <text:p text:style-name="P259">412</text:p>
          </table:table-cell>
          <table:table-cell table:style-name="Table13.A2" office:value-type="string">
            <text:p text:style-name="P259">Precondition Failed</text:p>
          </table:table-cell>
          <table:table-cell table:style-name="Table13.C2" office:value-type="string">
            <text:p text:style-name="P264">The <text:span text:style-name="T180">blacklist's</text:span> state has changed since the specified Modified-Date and ETag were issued.</text:p>
          </table:table-cell>
        </table:table-row>
      </table:table>
      <text:p text:style-name="P18"/>
      <text:p text:style-name="P18"/>
      <text:p text:style-name="P328">Example<text:span text:style-name="T11">s</text:span></text:p>
      <text:p text:style-name="P18"/>
      <text:p text:style-name="P339">GET <text:span text:style-name="T74">/</text:span><text:span text:style-name="T78">apis/02586941785</text:span><text:span text:style-name="T79">/</text:span><text:span text:style-name="T124">blacklist</text:span></text:p>
      <text:p text:style-name="P33"/>
      <text:p text:style-name="P33">Response Body:</text:p>
      <text:p text:style-name="P33"/>
      <text:p text:style-name="P72">{</text:p>
      <text:p text:style-name="P141"><text:span text:style-name="T12"><text:tab/>“</text:span><text:span text:style-name="T19">self”:“</text:span><text:a xlink:type="simple" xlink:href="https://api.doga.gov/1.0/templates"><text:span text:style-name="T12">https://login.mywadapi.com/apis/02586941785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41"><text:span text:style-name="T21"><text:tab/>“</text:span><text:span text:style-name="T22">total”: “</text:span><text:span text:style-name="T29">3</text:span><text:span text:style-name="T22">”,</text:span></text:p>
      <text:p text:style-name="P101"><text:tab/>“<text:span text:style-name="T181">ips</text:span>”:[</text:p>
      <text:p text:style-name="P142"><text:span text:style-name="T12"><text:tab/><text:tab/></text:span><text:span text:style-name="T14">”</text:span><text:span text:style-name="T30">21.241.91.51</text:span><text:span text:style-name="T14">”,</text:span></text:p>
      <text:p text:style-name="P142"><text:span text:style-name="T12"><text:tab/><text:tab/></text:span><text:span text:style-name="T14">”</text:span><text:span text:style-name="T30">121.159.217.140</text:span><text:span text:style-name="T14">”,</text:span></text:p>
      <text:p text:style-name="P142"><text:span text:style-name="T12"><text:tab/><text:tab/></text:span><text:span text:style-name="T14">”</text:span><text:span text:style-name="T30">9.90.67.221</text:span><text:span text:style-name="T14">”</text:span></text:p>
      <text:p text:style-name="P112"><text:tab/><text:span text:style-name="T115">]</text:span></text:p>
      <text:p text:style-name="P72">}</text:p>
      <text:p text:style-name="P18"/>
      <text:p text:style-name="P338"><text:span text:style-name="T181">PUT</text:span> <text:span text:style-name="T80">/</text:span><text:span text:style-name="T78">apis/02586941785</text:span><text:span text:style-name="T74">/</text:span><text:span text:style-name="T125">blacklist</text:span></text:p>
      <text:p text:style-name="P18"/>
      <text:p text:style-name="P18">Request <text:span text:style-name="T10">Body</text:span>:</text:p>
      <text:p text:style-name="P18"/>
      <text:p text:style-name="P89">{</text:p>
      <text:p text:style-name="P107"><text:tab/>“<text:span text:style-name="T181">ips</text:span>”:[</text:p>
      <text:p text:style-name="P150"><text:span text:style-name="T12"><text:tab/><text:tab/></text:span><text:span text:style-name="T14">”</text:span><text:span text:style-name="T30">21.241.91.51</text:span><text:span text:style-name="T14">”,</text:span></text:p>
      <text:p text:style-name="P120"><text:tab/><text:tab/>“117.254.239.253”,</text:p>
      <text:p text:style-name="P150"><text:span text:style-name="T12"><text:tab/><text:tab/></text:span><text:span text:style-name="T14">”</text:span><text:span text:style-name="T30">121.159.217.140</text:span><text:span text:style-name="T14">”,</text:span></text:p>
      <text:p text:style-name="P150"><text:span text:style-name="T12"><text:tab/><text:tab/></text:span><text:span text:style-name="T14">”</text:span><text:span text:style-name="T30">9.90.67.221</text:span><text:span text:style-name="T14">”,</text:span></text:p>
      <text:p text:style-name="P151"><text:span text:style-name="T14"><text:tab/><text:tab/>“</text:span><text:span text:style-name="T40">58.191.194.89”</text:span></text:p>
      <text:p text:style-name="P113"><text:tab/><text:span text:style-name="T115">]</text:span></text:p>
      <text:p text:style-name="P81">}</text:p>
      <text:p text:style-name="P81"/>
      <text:p text:style-name="P132">Response Body:</text:p>
      <text:p text:style-name="P34"/>
      <text:p text:style-name="P73">{</text:p>
      <text:p text:style-name="P150"><text:span text:style-name="T12"><text:tab/>“</text:span><text:span text:style-name="T19">self”:“</text:span><text:a xlink:type="simple" xlink:href="https://api.doga.gov/1.0/templates"><text:span text:style-name="T12">https://login.mywadapi.com/apis/02586941785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50"><text:span text:style-name="T21"><text:tab/>“</text:span><text:span text:style-name="T22">total”: “</text:span><text:span text:style-name="T41">5</text:span><text:span text:style-name="T22">”,</text:span></text:p>
      <text:p text:style-name="P108"><text:tab/>“<text:span text:style-name="T181">ips</text:span>”:[</text:p>
      <text:p text:style-name="P152"><text:span text:style-name="T12"><text:tab/><text:tab/></text:span><text:span text:style-name="T14">”</text:span><text:span text:style-name="T30">21.241.91.51</text:span><text:span text:style-name="T14">”,</text:span></text:p>
      <text:p text:style-name="P121"><text:tab/><text:tab/>“117.254.239.253”,</text:p>
      <text:p text:style-name="P152"><text:span text:style-name="T12"><text:tab/><text:tab/></text:span><text:span text:style-name="T14">”</text:span><text:span text:style-name="T30">121.159.217.140</text:span><text:span text:style-name="T14">”,</text:span></text:p>
      <text:p text:style-name="P152"><text:span text:style-name="T12"><text:tab/><text:tab/></text:span><text:span text:style-name="T14">”</text:span><text:span text:style-name="T30">9.90.67.221</text:span><text:span text:style-name="T14">”,</text:span></text:p>
      <text:p text:style-name="P152"><text:span text:style-name="T14"><text:tab/><text:tab/>“</text:span><text:span text:style-name="T40">58.191.194.89”</text:span></text:p>
      <text:p text:style-name="P113"><text:tab/><text:span text:style-name="T115">]</text:span></text:p>
      <text:p text:style-name="P15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8.2$Linux_X86_64 LibreOffice_project/420m0$Build-2</meta:generator>
    <dc:date>2015-06-23T20:46:28.417088172</dc:date>
    <meta:editing-duration>P1DT12H37M32S</meta:editing-duration>
    <meta:editing-cycles>273</meta:editing-cycles>
    <meta:document-statistic meta:table-count="13" meta:image-count="0" meta:object-count="0" meta:page-count="12" meta:paragraph-count="480" meta:word-count="1620" meta:character-count="12991" meta:non-whitespace-character-count="11647"/>
  </office:meta>
</office:document-meta>
</file>